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2417in"/>
    </style:style>
    <style:style style:name="co10" style:family="table-column">
      <style:table-column-properties fo:break-before="auto" style:column-width="0.2201in"/>
    </style:style>
    <style:style style:name="co11" style:family="table-column">
      <style:table-column-properties fo:break-before="auto" style:column-width="0.3839in"/>
    </style:style>
    <style:style style:name="co12" style:family="table-column">
      <style:table-column-properties fo:break-before="auto" style:column-width="0.4382in"/>
    </style:style>
    <style:style style:name="co13" style:family="table-column">
      <style:table-column-properties fo:break-before="auto" style:column-width="0.4055in"/>
    </style:style>
    <style:style style:name="co14" style:family="table-column">
      <style:table-column-properties fo:break-before="auto" style:column-width="0.3945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3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1.2236in"/>
    </style:style>
    <style:style style:name="co27" style:family="table-column">
      <style:table-column-properties fo:break-before="auto" style:column-width="1.4744in"/>
    </style:style>
    <style:style style:name="co28" style:family="table-column">
      <style:table-column-properties fo:break-before="auto" style:column-width="1.1799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84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1.2016in"/>
    </style:style>
    <style:style style:name="co35" style:family="table-column">
      <style:table-column-properties fo:break-before="auto" style:column-width="1.233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3102in"/>
    </style:style>
    <style:style style:name="co38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8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4" table:default-cell-style-name="Default"/>
        <table:table-column table:style-name="co25" table:default-cell-style-name="ce1"/>
        <table:table-column table:style-name="co4" table:number-columns-repeated="3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2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6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9333417186297">
            <text:p>30.93</text:p>
          </table:table-cell>
          <table:table-cell table:formula="oooc:=[.AA4]/[.M6]" office:value-type="float" office:value="25.8620619549228">
            <text:p>25.86</text:p>
          </table:table-cell>
          <table:table-cell table:formula="oooc:=([.D6]/[.C6])/([.R6]/[.Q6])" office:value-type="float" office:value="1.02635938401458">
            <text:p>1.03</text:p>
          </table:table-cell>
          <table:table-cell/>
          <table:table-cell table:formula="oooc:=[.I6]^[$globals.$C$17]*[$globals.$C$24]/[.R6]*[.K6]*[.Y6]" office:value-type="float" office:value="154.666708593149">
            <text:p>154.67</text:p>
          </table:table-cell>
          <table:table-cell table:formula="oooc:=[.S6]/[.H6]" office:value-type="float" office:value="6.32916877078992">
            <text:p>6.33</text:p>
          </table:table-cell>
          <table:table-cell table:formula="oooc:=[.I6]/[.J6]" office:value-type="float" office:value="6.32916877078992">
            <text:p>6.33</text:p>
          </table:table-cell>
          <table:table-cell table:formula="oooc:=[.$D6]*[$globals.$C$26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8">
            <text:p>8</text:p>
          </table:table-cell>
          <table:table-cell table:formula="oooc:=CEILING(([.T7]-[.W7]/2);[.W7])" office:value-type="float" office:value="480">
            <text:p>48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7.8435814940759">
            <text:p>47.84</text:p>
          </table:table-cell>
          <table:table-cell table:formula="oooc:=[.AA4]/[.M7]" office:value-type="float" office:value="16.7211562140066">
            <text:p>16.72</text:p>
          </table:table-cell>
          <table:table-cell table:formula="oooc:=([.D7]/[.C7])/([.R7]/[.Q7])" office:value-type="float" office:value="0.995288723691216">
            <text:p>1</text:p>
          </table:table-cell>
          <table:table-cell/>
          <table:table-cell table:formula="oooc:=[.I7]^[$globals.$C$17]*[$globals.$C$24]/[.R7]*[.K7]*[.Y7]" office:value-type="float" office:value="239.217907470379">
            <text:p>239.22</text:p>
          </table:table-cell>
          <table:table-cell table:formula="oooc:=[.S7]/[.H7]" office:value-type="float" office:value="8.01167546582847">
            <text:p>8.01</text:p>
          </table:table-cell>
          <table:table-cell table:formula="oooc:=[.I7]/[.J7]" office:value-type="float" office:value="8.01167546582847">
            <text:p>8.01</text:p>
          </table:table-cell>
          <table:table-cell table:formula="oooc:=[.$D7]*[$globals.$C$26]/[.$K7]" office:value-type="float" office:value="480">
            <text:p>480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600">
            <text:p>6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73.9980927699679">
            <text:p>74</text:p>
          </table:table-cell>
          <table:table-cell table:formula="oooc:=[.AA4]/[.M8]" office:value-type="float" office:value="10.8110894491146">
            <text:p>10.81</text:p>
          </table:table-cell>
          <table:table-cell table:formula="oooc:=([.D8]/[.C8])/([.R8]/[.Q8])" office:value-type="float" office:value="0.98602695112391">
            <text:p>0.99</text:p>
          </table:table-cell>
          <table:table-cell/>
          <table:table-cell table:formula="oooc:=[.I8]^[$globals.$C$17]*[$globals.$C$24]/[.R8]*[.K8]*[.Y8]" office:value-type="float" office:value="369.99046384984">
            <text:p>369.99</text:p>
          </table:table-cell>
          <table:table-cell table:formula="oooc:=[.S8]/[.H8]" office:value-type="float" office:value="10.1414492320051">
            <text:p>10.14</text:p>
          </table:table-cell>
          <table:table-cell table:formula="oooc:=[.I8]/[.J8]" office:value-type="float" office:value="10.1414492320051">
            <text:p>10.14</text:p>
          </table:table-cell>
          <table:table-cell table:formula="oooc:=[.$D8]*[$globals.$C$26]/[.$K8]" office:value-type="float" office:value="600">
            <text:p>60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70">
            <text:p>570</text:p>
          </table:table-cell>
          <table:table-cell table:formula="oooc:=CEILING(([.R9]-[.V9]/2);[.V9])" office:value-type="float" office:value="13">
            <text:p>13</text:p>
          </table:table-cell>
          <table:table-cell table:formula="oooc:=CEILING(([.T9]-[.W9]/2);[.W9])" office:value-type="float" office:value="780">
            <text:p>78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14.450414509014">
            <text:p>114.45</text:p>
          </table:table-cell>
          <table:table-cell table:formula="oooc:=[.AA4]/[.M9]" office:value-type="float" office:value="6.98992662833032">
            <text:p>6.99</text:p>
          </table:table-cell>
          <table:table-cell table:formula="oooc:=([.D9]/[.C9])/([.R9]/[.Q9])" office:value-type="float" office:value="1.01666805517812">
            <text:p>1.02</text:p>
          </table:table-cell>
          <table:table-cell/>
          <table:table-cell table:formula="oooc:=[.I9]^[$globals.$C$17]*[$globals.$C$24]/[.R9]*[.K9]*[.Y9]" office:value-type="float" office:value="572.25207254507">
            <text:p>572.25</text:p>
          </table:table-cell>
          <table:table-cell table:formula="oooc:=[.S9]/[.H9]" office:value-type="float" office:value="12.8373887539516">
            <text:p>12.84</text:p>
          </table:table-cell>
          <table:table-cell table:formula="oooc:=[.I9]/[.J9]" office:value-type="float" office:value="12.8373887539516">
            <text:p>12.84</text:p>
          </table:table-cell>
          <table:table-cell table:formula="oooc:=[.$D9]*[$globals.$C$26]/[.$K9]" office:value-type="float" office:value="780">
            <text:p>78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6">
            <text:p>16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77.016689092307">
            <text:p>177.02</text:p>
          </table:table-cell>
          <table:table-cell table:formula="oooc:=[.AA4]/[.M10]" office:value-type="float" office:value="4.51934788805609">
            <text:p>4.52</text:p>
          </table:table-cell>
          <table:table-cell table:formula="oooc:=([.D10]/[.C10])/([.R10]/[.Q10])" office:value-type="float" office:value="0.979176154011035">
            <text:p>0.98</text:p>
          </table:table-cell>
          <table:table-cell/>
          <table:table-cell table:formula="oooc:=[.I10]^[$globals.$C$17]*[$globals.$C$24]/[.R10]*[.K10]*[.Y10]" office:value-type="float" office:value="885.083445461537">
            <text:p>885.08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16.25">
            <text:p>16.25</text:p>
          </table:table-cell>
          <table:table-cell table:formula="oooc:=[.$D10]*[$globals.$C$26]/[.$K10]" office:value-type="float" office:value="960">
            <text:p>96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4.23529411764706">
            <text:p>4.24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4.23529411764706">
            <text:p>4.2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6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500">
            <text:p>6,500</text:p>
          </table:table-cell>
          <table:table-cell table:formula="oooc:=CEILING(([.R14]-[.V14]/2);[.V14])" office:value-type="float" office:value="4.4">
            <text:p>4.4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23529411764706">
            <text:p>4.2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006.16313354767">
            <text:p>1006.16</text:p>
          </table:table-cell>
          <table:table-cell table:formula="oooc:=[.AA12]/[.M14]" office:value-type="float" office:value="23.852990831991">
            <text:p>23.85</text:p>
          </table:table-cell>
          <table:table-cell table:formula="oooc:=([.D14]/[.C14])/([.R14]/[.Q14])" office:value-type="float" office:value="1.00575909695596">
            <text:p>1.01</text:p>
          </table:table-cell>
          <table:table-cell/>
          <table:table-cell table:formula="oooc:=[.I14]^[$globals.$C$17]*[$globals.$C$24]/[.R14]*[.K14]*[.Y14]" office:value-type="float" office:value="6468.19157280647">
            <text:p>6468.19</text:p>
          </table:table-cell>
          <table:table-cell table:formula="oooc:=[.S14]/[.H14]" office:value-type="float" office:value="4.35339650900894">
            <text:p>4.35</text:p>
          </table:table-cell>
          <table:table-cell table:formula="oooc:=[.I14]/[.J14]" office:value-type="float" office:value="19.5902842905402">
            <text:p>19.59</text:p>
          </table:table-cell>
          <table:table-cell table:formula="oooc:=[.$D14]*[$globals.$C$26]/[.$K14]" office:value-type="float" office:value="264">
            <text:p>26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5.5">
            <text:p>5.5</text:p>
          </table:table-cell>
          <table:table-cell table:formula="oooc:=CEILING(([.T15]-[.W15]/2);[.W15])" office:value-type="float" office:value="330">
            <text:p>330</text:p>
          </table:table-cell>
          <table:table-cell table:formula="oooc:=[.F14]" office:value-type="float" office:value="4.23529411764706">
            <text:p>4.2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556.19940173587">
            <text:p>1556.2</text:p>
          </table:table-cell>
          <table:table-cell table:formula="oooc:=[.AA12]/[.M15]" office:value-type="float" office:value="15.4221881676789">
            <text:p>15.42</text:p>
          </table:table-cell>
          <table:table-cell table:formula="oooc:=([.D15]/[.C15])/([.R15]/[.Q15])" office:value-type="float" office:value="0.998475724244355">
            <text:p>1</text:p>
          </table:table-cell>
          <table:table-cell/>
          <table:table-cell table:formula="oooc:=[.I15]^[$globals.$C$17]*[$globals.$C$24]/[.R15]*[.K15]*[.Y15]" office:value-type="float" office:value="10004.1390111592">
            <text:p>10004.14</text:p>
          </table:table-cell>
          <table:table-cell table:formula="oooc:=[.S15]/[.H15]" office:value-type="float" office:value="5.51067624633705">
            <text:p>5.51</text:p>
          </table:table-cell>
          <table:table-cell table:formula="oooc:=[.I15]/[.J15]" office:value-type="float" office:value="24.7980431085167">
            <text:p>24.8</text:p>
          </table:table-cell>
          <table:table-cell table:formula="oooc:=[.$D15]*[$globals.$C$26]/[.$K15]" office:value-type="float" office:value="330">
            <text:p>33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7">
            <text:p>7</text:p>
          </table:table-cell>
          <table:table-cell table:formula="oooc:=CEILING(([.T16]-[.W16]/2);[.W16])" office:value-type="float" office:value="420">
            <text:p>420</text:p>
          </table:table-cell>
          <table:table-cell table:formula="oooc:=[.F15]" office:value-type="float" office:value="4.23529411764706">
            <text:p>4.2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406.92239381114">
            <text:p>2406.92</text:p>
          </table:table-cell>
          <table:table-cell table:formula="oooc:=[.AA12]/[.M16]" office:value-type="float" office:value="9.97123964682476">
            <text:p>9.97</text:p>
          </table:table-cell>
          <table:table-cell table:formula="oooc:=([.D16]/[.C16])/([.R16]/[.Q16])" office:value-type="float" office:value="1.03514639322116">
            <text:p>1.04</text:p>
          </table:table-cell>
          <table:table-cell/>
          <table:table-cell table:formula="oooc:=[.I16]^[$globals.$C$17]*[$globals.$C$24]/[.R16]*[.K16]*[.Y16]" office:value-type="float" office:value="15473.072531643">
            <text:p>15473.07</text:p>
          </table:table-cell>
          <table:table-cell table:formula="oooc:=[.S16]/[.H16]" office:value-type="float" office:value="6.97560000085005">
            <text:p>6.98</text:p>
          </table:table-cell>
          <table:table-cell table:formula="oooc:=[.I16]/[.J16]" office:value-type="float" office:value="31.3902000038252">
            <text:p>31.39</text:p>
          </table:table-cell>
          <table:table-cell table:formula="oooc:=[.$D16]*[$globals.$C$26]/[.$K16]" office:value-type="float" office:value="420">
            <text:p>420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4000">
            <text:p>24,000</text:p>
          </table:table-cell>
          <table:table-cell table:formula="oooc:=CEILING(([.R17]-[.V17]/2);[.V17])" office:value-type="float" office:value="8.8">
            <text:p>8.8</text:p>
          </table:table-cell>
          <table:table-cell table:formula="oooc:=CEILING(([.T17]-[.W17]/2);[.W17])" office:value-type="float" office:value="530">
            <text:p>530</text:p>
          </table:table-cell>
          <table:table-cell table:formula="oooc:=[.F16]" office:value-type="float" office:value="4.23529411764706">
            <text:p>4.2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722.70764489911">
            <text:p>3722.71</text:p>
          </table:table-cell>
          <table:table-cell table:formula="oooc:=[.AA12]/[.M17]" office:value-type="float" office:value="6.44692043783911">
            <text:p>6.45</text:p>
          </table:table-cell>
          <table:table-cell table:formula="oooc:=([.D17]/[.C17])/([.R17]/[.Q17])" office:value-type="float" office:value="0.993771629219826">
            <text:p>0.99</text:p>
          </table:table-cell>
          <table:table-cell/>
          <table:table-cell table:formula="oooc:=[.I17]^[$globals.$C$17]*[$globals.$C$24]/[.R17]*[.K17]*[.Y17]" office:value-type="float" office:value="23931.6920029229">
            <text:p>23931.69</text:p>
          </table:table-cell>
          <table:table-cell table:formula="oooc:=[.S17]/[.H17]" office:value-type="float" office:value="8.82994993658045">
            <text:p>8.83</text:p>
          </table:table-cell>
          <table:table-cell table:formula="oooc:=[.I17]/[.J17]" office:value-type="float" office:value="39.734774714612">
            <text:p>39.73</text:p>
          </table:table-cell>
          <table:table-cell table:formula="oooc:=[.$D17]*[$globals.$C$26]/[.$K17]" office:value-type="float" office:value="528">
            <text:p>52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7000">
            <text:p>37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4.23529411764706">
            <text:p>4.2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757.78938491098">
            <text:p>5757.79</text:p>
          </table:table-cell>
          <table:table-cell table:formula="oooc:=[.AA12]/[.M18]" office:value-type="float" office:value="4.16826639454633">
            <text:p>4.17</text:p>
          </table:table-cell>
          <table:table-cell table:formula="oooc:=([.D18]/[.C18])/([.R18]/[.Q18])" office:value-type="float" office:value="0.9845239741479">
            <text:p>0.98</text:p>
          </table:table-cell>
          <table:table-cell/>
          <table:table-cell table:formula="oooc:=[.I18]^[$globals.$C$17]*[$globals.$C$24]/[.R18]*[.K18]*[.Y18]" office:value-type="float" office:value="37014.3603315706">
            <text:p>37014.36</text:p>
          </table:table-cell>
          <table:table-cell table:formula="oooc:=[.S18]/[.H18]" office:value-type="float" office:value="11.1772486772487">
            <text:p>11.18</text:p>
          </table:table-cell>
          <table:table-cell table:formula="oooc:=[.I18]/[.J18]" office:value-type="float" office:value="50.2976190476191">
            <text:p>50.3</text:p>
          </table:table-cell>
          <table:table-cell table:formula="oooc:=[.$D18]*[$globals.$C$26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6.1266968325792">
            <text:p>16.13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6.1266968325792">
            <text:p>16.13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6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6.1266968325792">
            <text:p>16.13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684.6110978917">
            <text:p>29684.61</text:p>
          </table:table-cell>
          <table:table-cell table:formula="oooc:=[.AA20]/[.M22]" office:value-type="float" office:value="24.2549918415855">
            <text:p>24.25</text:p>
          </table:table-cell>
          <table:table-cell table:formula="oooc:=([.D22]/[.C22])/([.R22]/[.Q22])" office:value-type="float" office:value="0.996815012836222">
            <text:p>1</text:p>
          </table:table-cell>
          <table:table-cell/>
          <table:table-cell table:formula="oooc:=[.I22]^[$globals.$C$17]*[$globals.$C$24]/[.R22]*[.K22]*[.Y22]" office:value-type="float" office:value="242323.355901156">
            <text:p>242323.36</text:p>
          </table:table-cell>
          <table:table-cell table:formula="oooc:=[.S22]/[.H22]" office:value-type="float" office:value="3.34259225707343">
            <text:p>3.34</text:p>
          </table:table-cell>
          <table:table-cell table:formula="oooc:=[.I22]/[.J22]" office:value-type="float" office:value="66.8518451414685">
            <text:p>66.85</text:p>
          </table:table-cell>
          <table:table-cell table:formula="oooc:=[.$D22]*[$globals.$C$26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70000">
            <text:p>370,000</text:p>
          </table:table-cell>
          <table:table-cell table:formula="oooc:=CEILING(([.R23]-[.V23]/2);[.V23])" office:value-type="float" office:value="4.2">
            <text:p>4.2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6.1266968325792">
            <text:p>16.13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5912.2109437856">
            <text:p>45912.21</text:p>
          </table:table-cell>
          <table:table-cell table:formula="oooc:=[.AA20]/[.M23]" office:value-type="float" office:value="15.6821025430808">
            <text:p>15.68</text:p>
          </table:table-cell>
          <table:table-cell table:formula="oooc:=([.D23]/[.C23])/([.R23]/[.Q23])" office:value-type="float" office:value="1.00549429243348">
            <text:p>1.01</text:p>
          </table:table-cell>
          <table:table-cell/>
          <table:table-cell table:formula="oooc:=[.I23]^[$globals.$C$17]*[$globals.$C$24]/[.R23]*[.K23]*[.Y23]" office:value-type="float" office:value="374793.55872478">
            <text:p>374793.56</text:p>
          </table:table-cell>
          <table:table-cell table:formula="oooc:=[.S23]/[.H23]" office:value-type="float" office:value="4.23116610539066">
            <text:p>4.23</text:p>
          </table:table-cell>
          <table:table-cell table:formula="oooc:=[.I23]/[.J23]" office:value-type="float" office:value="84.6233221078133">
            <text:p>84.62</text:p>
          </table:table-cell>
          <table:table-cell table:formula="oooc:=[.$D23]*[$globals.$C$26]/[.$K23]" office:value-type="float" office:value="252">
            <text:p>25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80000">
            <text:p>580,000</text:p>
          </table:table-cell>
          <table:table-cell table:formula="oooc:=CEILING(([.R24]-[.V24]/2);[.V24])" office:value-type="float" office:value="5.4">
            <text:p>5.4</text:p>
          </table:table-cell>
          <table:table-cell table:formula="oooc:=CEILING(([.T24]-[.W24]/2);[.W24])" office:value-type="float" office:value="320">
            <text:p>320</text:p>
          </table:table-cell>
          <table:table-cell table:formula="oooc:=[.F23]" office:value-type="float" office:value="16.1266968325792">
            <text:p>16.13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71010.9055090965">
            <text:p>71010.91</text:p>
          </table:table-cell>
          <table:table-cell table:formula="oooc:=[.AA20]/[.M24]" office:value-type="float" office:value="10.1392876888152">
            <text:p>10.14</text:p>
          </table:table-cell>
          <table:table-cell table:formula="oooc:=([.D24]/[.C24])/([.R24]/[.Q24])" office:value-type="float" office:value="1.00766919238172">
            <text:p>1.01</text:p>
          </table:table-cell>
          <table:table-cell/>
          <table:table-cell table:formula="oooc:=[.I24]^[$globals.$C$17]*[$globals.$C$24]/[.R24]*[.K24]*[.Y24]" office:value-type="float" office:value="579680.861298747">
            <text:p>579680.86</text:p>
          </table:table-cell>
          <table:table-cell table:formula="oooc:=[.S24]/[.H24]" office:value-type="float" office:value="5.35595287565268">
            <text:p>5.36</text:p>
          </table:table-cell>
          <table:table-cell table:formula="oooc:=[.I24]/[.J24]" office:value-type="float" office:value="107.119057513054">
            <text:p>107.12</text:p>
          </table:table-cell>
          <table:table-cell table:formula="oooc:=[.$D24]*[$globals.$C$26]/[.$K24]" office:value-type="float" office:value="324">
            <text:p>32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900000">
            <text:p>900,000</text:p>
          </table:table-cell>
          <table:table-cell table:formula="oooc:=CEILING(([.R25]-[.V25]/2);[.V25])" office:value-type="float" office:value="6.8">
            <text:p>6.8</text:p>
          </table:table-cell>
          <table:table-cell table:formula="oooc:=CEILING(([.T25]-[.W25]/2);[.W25])" office:value-type="float" office:value="410">
            <text:p>410</text:p>
          </table:table-cell>
          <table:table-cell table:formula="oooc:=[.F24]" office:value-type="float" office:value="16.1266968325792">
            <text:p>16.13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9830.23029311">
            <text:p>109830.23</text:p>
          </table:table-cell>
          <table:table-cell table:formula="oooc:=[.AA20]/[.M25]" office:value-type="float" office:value="6.55557215967311">
            <text:p>6.56</text:p>
          </table:table-cell>
          <table:table-cell table:formula="oooc:=([.D25]/[.C25])/([.R25]/[.Q25])" office:value-type="float" office:value="0.99916862761239">
            <text:p>1</text:p>
          </table:table-cell>
          <table:table-cell/>
          <table:table-cell table:formula="oooc:=[.I25]^[$globals.$C$17]*[$globals.$C$24]/[.R25]*[.K25]*[.Y25]" office:value-type="float" office:value="896573.308515186">
            <text:p>896573.31</text:p>
          </table:table-cell>
          <table:table-cell table:formula="oooc:=[.S25]/[.H25]" office:value-type="float" office:value="6.77974593568068">
            <text:p>6.78</text:p>
          </table:table-cell>
          <table:table-cell table:formula="oooc:=[.I25]/[.J25]" office:value-type="float" office:value="135.594918713614">
            <text:p>135.59</text:p>
          </table:table-cell>
          <table:table-cell table:formula="oooc:=[.$D25]*[$globals.$C$26]/[.$K25]" office:value-type="float" office:value="408">
            <text:p>40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400000">
            <text:p>1,400,000</text:p>
          </table:table-cell>
          <table:table-cell table:formula="oooc:=CEILING(([.R26]-[.V26]/2);[.V26])" office:value-type="float" office:value="8.6">
            <text:p>8.6</text:p>
          </table:table-cell>
          <table:table-cell table:formula="oooc:=CEILING(([.T26]-[.W26]/2);[.W26])" office:value-type="float" office:value="520">
            <text:p>520</text:p>
          </table:table-cell>
          <table:table-cell table:formula="oooc:=[.F25]" office:value-type="float" office:value="16.1266968325792">
            <text:p>16.13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69870.802234629">
            <text:p>169870.8</text:p>
          </table:table-cell>
          <table:table-cell table:formula="oooc:=[.AA20]/[.M26]" office:value-type="float" office:value="4.23851533358583">
            <text:p>4.24</text:p>
          </table:table-cell>
          <table:table-cell table:formula="oooc:=([.D26]/[.C26])/([.R26]/[.Q26])" office:value-type="float" office:value="0.992574178676618">
            <text:p>0.99</text:p>
          </table:table-cell>
          <table:table-cell/>
          <table:table-cell table:formula="oooc:=[.I26]^[$globals.$C$17]*[$globals.$C$24]/[.R26]*[.K26]*[.Y26]" office:value-type="float" office:value="1386700.42640513">
            <text:p>1386700.43</text:p>
          </table:table-cell>
          <table:table-cell table:formula="oooc:=[.S26]/[.H26]" office:value-type="float" office:value="8.58203125">
            <text:p>8.58</text:p>
          </table:table-cell>
          <table:table-cell table:formula="oooc:=[.I26]/[.J26]" office:value-type="float" office:value="171.640625">
            <text:p>171.64</text:p>
          </table:table-cell>
          <table:table-cell table:formula="oooc:=[.$D26]*[$globals.$C$26]/[.$K26]" office:value-type="float" office:value="516">
            <text:p>516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9.0280542986425">
            <text:p>29.03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9.0280542986425">
            <text:p>29.03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6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300000">
            <text:p>4,3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9.0280542986425">
            <text:p>29.03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19567.52536977">
            <text:p>919567.53</text:p>
          </table:table-cell>
          <table:table-cell table:formula="oooc:=[.AA28]/[.M30]" office:value-type="float" office:value="23.4893027473043">
            <text:p>23.49</text:p>
          </table:table-cell>
          <table:table-cell table:formula="oooc:=([.D30]/[.C30])/([.R30]/[.Q30])" office:value-type="float" office:value="0.991740443865633">
            <text:p>0.99</text:p>
          </table:table-cell>
          <table:table-cell/>
          <table:table-cell table:formula="oooc:=[.I30]^[$globals.$C$17]*[$globals.$C$24]/[.R30]*[.K30]*[.Y30]" office:value-type="float" office:value="4289527.81513595">
            <text:p>4289527.82</text:p>
          </table:table-cell>
          <table:table-cell table:formula="oooc:=[.S30]/[.H30]" office:value-type="float" office:value="5.43171241774432">
            <text:p>5.43</text:p>
          </table:table-cell>
          <table:table-cell table:formula="oooc:=[.I30]/[.J30]" office:value-type="float" office:value="217.268496709773">
            <text:p>217.27</text:p>
          </table:table-cell>
          <table:table-cell table:formula="oooc:=[.$D30]*[$globals.$C$26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600000">
            <text:p>6,600,000</text:p>
          </table:table-cell>
          <table:table-cell table:formula="oooc:=CEILING(([.R31]-[.V31]/2);[.V31])" office:value-type="float" office:value="6.9">
            <text:p>6.9</text:p>
          </table:table-cell>
          <table:table-cell table:formula="oooc:=CEILING(([.T31]-[.W31]/2);[.W31])" office:value-type="float" office:value="410">
            <text:p>410</text:p>
          </table:table-cell>
          <table:table-cell table:formula="oooc:=[.F30]" office:value-type="float" office:value="29.0280542986425">
            <text:p>29.03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422264.82478089">
            <text:p>1422264.82</text:p>
          </table:table-cell>
          <table:table-cell table:formula="oooc:=[.AA28]/[.M31]" office:value-type="float" office:value="15.1870450732181">
            <text:p>15.19</text:p>
          </table:table-cell>
          <table:table-cell table:formula="oooc:=([.D31]/[.C31])/([.R31]/[.Q31])" office:value-type="float" office:value="1.00878367789655">
            <text:p>1.01</text:p>
          </table:table-cell>
          <table:table-cell/>
          <table:table-cell table:formula="oooc:=[.I31]^[$globals.$C$17]*[$globals.$C$24]/[.R31]*[.K31]*[.Y31]" office:value-type="float" office:value="6634471.48585838">
            <text:p>6634471.49</text:p>
          </table:table-cell>
          <table:table-cell table:formula="oooc:=[.S31]/[.H31]" office:value-type="float" office:value="6.87564492125983">
            <text:p>6.88</text:p>
          </table:table-cell>
          <table:table-cell table:formula="oooc:=[.I31]/[.J31]" office:value-type="float" office:value="275.025796850393">
            <text:p>275.03</text:p>
          </table:table-cell>
          <table:table-cell table:formula="oooc:=[.$D31]*[$globals.$C$26]/[.$K31]" office:value-type="float" office:value="414">
            <text:p>414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0000000">
            <text:p>10,000,000</text:p>
          </table:table-cell>
          <table:table-cell table:formula="oooc:=CEILING(([.R32]-[.V32]/2);[.V32])" office:value-type="float" office:value="8.7">
            <text:p>8.7</text:p>
          </table:table-cell>
          <table:table-cell table:formula="oooc:=CEILING(([.T32]-[.W32]/2);[.W32])" office:value-type="float" office:value="520">
            <text:p>520</text:p>
          </table:table-cell>
          <table:table-cell table:formula="oooc:=[.F31]" office:value-type="float" office:value="29.0280542986425">
            <text:p>29.03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199770.19196671">
            <text:p>2199770.19</text:p>
          </table:table-cell>
          <table:table-cell table:formula="oooc:=[.AA28]/[.M32]" office:value-type="float" office:value="9.81920751489428">
            <text:p>9.82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Y32]" office:value-type="float" office:value="10261318.6797281">
            <text:p>10261318.68</text:p>
          </table:table-cell>
          <table:table-cell table:formula="oooc:=[.S32]/[.H32]" office:value-type="float" office:value="8.7034234229356">
            <text:p>8.7</text:p>
          </table:table-cell>
          <table:table-cell table:formula="oooc:=[.I32]/[.J32]" office:value-type="float" office:value="348.136936917424">
            <text:p>348.14</text:p>
          </table:table-cell>
          <table:table-cell table:formula="oooc:=[.$D32]*[$globals.$C$26]/[.$K32]" office:value-type="float" office:value="522">
            <text:p>522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6000000">
            <text:p>16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9.0280542986425">
            <text:p>29.03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402312.1525281">
            <text:p>3402312.15</text:p>
          </table:table-cell>
          <table:table-cell table:formula="oooc:=[.AA28]/[.M33]" office:value-type="float" office:value="6.34862382746099">
            <text:p>6.35</text:p>
          </table:table-cell>
          <table:table-cell table:formula="oooc:=([.D33]/[.C33])/([.R33]/[.Q33])" office:value-type="float" office:value="0.990389293449102">
            <text:p>0.99</text:p>
          </table:table-cell>
          <table:table-cell/>
          <table:table-cell table:formula="oooc:=[.I33]^[$globals.$C$17]*[$globals.$C$24]/[.R33]*[.K33]*[.Y33]" office:value-type="float" office:value="15870843.8601894">
            <text:p>15870843.86</text:p>
          </table:table-cell>
          <table:table-cell table:formula="oooc:=[.S33]/[.H33]" office:value-type="float" office:value="11.0170871454811">
            <text:p>11.02</text:p>
          </table:table-cell>
          <table:table-cell table:formula="oooc:=[.I33]/[.J33]" office:value-type="float" office:value="440.683485819244">
            <text:p>440.68</text:p>
          </table:table-cell>
          <table:table-cell table:formula="oooc:=[.$D33]*[$globals.$C$26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5000000">
            <text:p>25,000,000</text:p>
          </table:table-cell>
          <table:table-cell table:formula="oooc:=CEILING(([.R34]-[.V34]/2);[.V34])" office:value-type="float" office:value="14">
            <text:p>14</text:p>
          </table:table-cell>
          <table:table-cell table:formula="oooc:=CEILING(([.T34]-[.W34]/2);[.W34])" office:value-type="float" office:value="840">
            <text:p>840</text:p>
          </table:table-cell>
          <table:table-cell table:formula="oooc:=[.F33]" office:value-type="float" office:value="29.0280542986425">
            <text:p>29.03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5262244.22237992">
            <text:p>5262244.22</text:p>
          </table:table-cell>
          <table:table-cell table:formula="oooc:=[.AA28]/[.M34]" office:value-type="float" office:value="4.10471256885738">
            <text:p>4.1</text:p>
          </table:table-cell>
          <table:table-cell table:formula="oooc:=([.D34]/[.C34])/([.R34]/[.Q34])" office:value-type="float" office:value="0.985692455911809">
            <text:p>0.99</text:p>
          </table:table-cell>
          <table:table-cell/>
          <table:table-cell table:formula="oooc:=[.I34]^[$globals.$C$17]*[$globals.$C$24]/[.R34]*[.K34]*[.Y34]" office:value-type="float" office:value="24546911.8245127">
            <text:p>24546911.82</text:p>
          </table:table-cell>
          <table:table-cell table:formula="oooc:=[.S34]/[.H34]" office:value-type="float" office:value="13.94580078125">
            <text:p>13.95</text:p>
          </table:table-cell>
          <table:table-cell table:formula="oooc:=[.I34]/[.J34]" office:value-type="float" office:value="557.83203125">
            <text:p>557.83</text:p>
          </table:table-cell>
          <table:table-cell table:formula="oooc:=[.$D34]*[$globals.$C$26]/[.$K34]" office:value-type="float" office:value="840">
            <text:p>84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9.4261465084994">
            <text:p>49.4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9.4261465084994">
            <text:p>49.4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6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1000000">
            <text:p>71,000,000</text:p>
          </table:table-cell>
          <table:table-cell table:formula="oooc:=CEILING(([.R38]-[.V38]/2);[.V38])" office:value-type="float" office:value="9.4">
            <text:p>9.4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9.4261465084994">
            <text:p>49.4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8486289.7791085">
            <text:p>28486289.78</text:p>
          </table:table-cell>
          <table:table-cell table:formula="oooc:=[.AA36]/[.M38]" office:value-type="float" office:value="22.7477851634871">
            <text:p>22.75</text:p>
          </table:table-cell>
          <table:table-cell table:formula="oooc:=([.D38]/[.C38])/([.R38]/[.Q38])" office:value-type="float" office:value="1.00102661844899">
            <text:p>1</text:p>
          </table:table-cell>
          <table:table-cell/>
          <table:table-cell table:formula="oooc:=[.I38]^[$globals.$C$17]*[$globals.$C$24]/[.R38]*[.K38]*[.Y38]" office:value-type="float" office:value="71186063.587943">
            <text:p>71186063.59</text:p>
          </table:table-cell>
          <table:table-cell table:formula="oooc:=[.S38]/[.H38]" office:value-type="float" office:value="9.41496819075682">
            <text:p>9.41</text:p>
          </table:table-cell>
          <table:table-cell table:formula="oooc:=[.I38]/[.J38]" office:value-type="float" office:value="706.122614306761">
            <text:p>706.12</text:p>
          </table:table-cell>
          <table:table-cell table:formula="oooc:=[.$D38]*[$globals.$C$26]/[.$K38]" office:value-type="float" office:value="564">
            <text:p>564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9.4261465084994">
            <text:p>49.4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4058806.8016536">
            <text:p>44058806.8</text:p>
          </table:table-cell>
          <table:table-cell table:formula="oooc:=[.AA36]/[.M39]" office:value-type="float" office:value="14.7076157308845">
            <text:p>14.71</text:p>
          </table:table-cell>
          <table:table-cell table:formula="oooc:=([.D39]/[.C39])/([.R39]/[.Q39])" office:value-type="float" office:value="1.00782436457638">
            <text:p>1.01</text:p>
          </table:table-cell>
          <table:table-cell/>
          <table:table-cell table:formula="oooc:=[.I39]^[$globals.$C$17]*[$globals.$C$24]/[.R39]*[.K39]*[.Y39]" office:value-type="float" office:value="110101141.528497">
            <text:p>110101141.53</text:p>
          </table:table-cell>
          <table:table-cell table:formula="oooc:=[.S39]/[.H39]" office:value-type="float" office:value="11.9177845301837">
            <text:p>11.92</text:p>
          </table:table-cell>
          <table:table-cell table:formula="oooc:=[.I39]/[.J39]" office:value-type="float" office:value="893.833839763777">
            <text:p>893.83</text:p>
          </table:table-cell>
          <table:table-cell table:formula="oooc:=[.$D39]*[$globals.$C$26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70000000">
            <text:p>17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9.4261465084994">
            <text:p>49.4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8144306.3255319">
            <text:p>68144306.33</text:p>
          </table:table-cell>
          <table:table-cell table:formula="oooc:=[.AA36]/[.M40]" office:value-type="float" office:value="9.50923173103328">
            <text:p>9.51</text:p>
          </table:table-cell>
          <table:table-cell table:formula="oooc:=([.D40]/[.C40])/([.R40]/[.Q40])" office:value-type="float" office:value="0.995998768753192">
            <text:p>1</text:p>
          </table:table-cell>
          <table:table-cell/>
          <table:table-cell table:formula="oooc:=[.I40]^[$globals.$C$17]*[$globals.$C$24]/[.R40]*[.K40]*[.Y40]" office:value-type="float" office:value="170289811.725611">
            <text:p>170289811.73</text:p>
          </table:table-cell>
          <table:table-cell table:formula="oooc:=[.S40]/[.H40]" office:value-type="float" office:value="15.0859339330884">
            <text:p>15.09</text:p>
          </table:table-cell>
          <table:table-cell table:formula="oooc:=[.I40]/[.J40]" office:value-type="float" office:value="1131.44504498163">
            <text:p>1131.45</text:p>
          </table:table-cell>
          <table:table-cell table:formula="oooc:=[.$D40]*[$globals.$C$26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60000000">
            <text:p>260,000,000</text:p>
          </table:table-cell>
          <table:table-cell table:formula="oooc:=CEILING(([.R41]-[.V41]/2);[.V41])" office:value-type="float" office:value="19">
            <text:p>19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9.4261465084994">
            <text:p>49.4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05396555.687333">
            <text:p>105396555.69</text:p>
          </table:table-cell>
          <table:table-cell table:formula="oooc:=[.AA36]/[.M41]" office:value-type="float" office:value="6.14820850429251">
            <text:p>6.15</text:p>
          </table:table-cell>
          <table:table-cell table:formula="oooc:=([.D41]/[.C41])/([.R41]/[.Q41])" office:value-type="float" office:value="1.00789870737762">
            <text:p>1.01</text:p>
          </table:table-cell>
          <table:table-cell/>
          <table:table-cell table:formula="oooc:=[.I41]^[$globals.$C$17]*[$globals.$C$24]/[.R41]*[.K41]*[.Y41]" office:value-type="float" office:value="263381646.865472">
            <text:p>263381646.87</text:p>
          </table:table-cell>
          <table:table-cell table:formula="oooc:=[.S41]/[.H41]" office:value-type="float" office:value="19.0962843855006">
            <text:p>19.1</text:p>
          </table:table-cell>
          <table:table-cell table:formula="oooc:=[.I41]/[.J41]" office:value-type="float" office:value="1432.22132891254">
            <text:p>1432.22</text:p>
          </table:table-cell>
          <table:table-cell table:formula="oooc:=[.$D41]*[$globals.$C$26]/[.$K41]" office:value-type="float" office:value="1140">
            <text:p>114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10000000">
            <text:p>410,000,000</text:p>
          </table:table-cell>
          <table:table-cell table:formula="oooc:=CEILING(([.R42]-[.V42]/2);[.V42])" office:value-type="float" office:value="24">
            <text:p>24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9.4261465084994">
            <text:p>49.4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63013383.652143">
            <text:p>163013383.65</text:p>
          </table:table-cell>
          <table:table-cell table:formula="oooc:=[.AA36]/[.M42]" office:value-type="float" office:value="3.9751337312449">
            <text:p>3.98</text:p>
          </table:table-cell>
          <table:table-cell table:formula="oooc:=([.D42]/[.C42])/([.R42]/[.Q42])" office:value-type="float" office:value="0.986470702651117">
            <text:p>0.99</text:p>
          </table:table-cell>
          <table:table-cell/>
          <table:table-cell table:formula="oooc:=[.I42]^[$globals.$C$17]*[$globals.$C$24]/[.R42]*[.K42]*[.Y42]" office:value-type="float" office:value="407363724.245255">
            <text:p>407363724.25</text:p>
          </table:table-cell>
          <table:table-cell table:formula="oooc:=[.S42]/[.H42]" office:value-type="float" office:value="24.1727213541667">
            <text:p>24.17</text:p>
          </table:table-cell>
          <table:table-cell table:formula="oooc:=[.I42]/[.J42]" office:value-type="float" office:value="1812.9541015625">
            <text:p>1812.95</text:p>
          </table:table-cell>
          <table:table-cell table:formula="oooc:=[.$D42]*[$globals.$C$26]/[.$K42]" office:value-type="float" office:value="1440">
            <text:p>144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05.308608573767">
            <text:p>205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205.308608573767">
            <text:p>205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6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6">
            <text:p>6.6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205.308608573767">
            <text:p>205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82446022.713819">
            <text:p>882446022.71</text:p>
          </table:table-cell>
          <table:table-cell table:formula="oooc:=[.AA44]/[.M46]" office:value-type="float" office:value="22.0296760364055">
            <text:p>22.03</text:p>
          </table:table-cell>
          <table:table-cell table:formula="oooc:=([.D46]/[.C46])/([.R46]/[.Q46])" office:value-type="float" office:value="1.02055514744941">
            <text:p>1.02</text:p>
          </table:table-cell>
          <table:table-cell/>
          <table:table-cell table:formula="oooc:=[.I46]^[$globals.$C$17]*[$globals.$C$24]/[.R46]*[.K46]*[.Y46]" office:value-type="float" office:value="2940261633.3655">
            <text:p>2940261633.37</text:p>
          </table:table-cell>
          <table:table-cell table:formula="oooc:=[.S46]/[.H46]" office:value-type="float" office:value="6.55685284713421">
            <text:p>6.56</text:p>
          </table:table-cell>
          <table:table-cell table:formula="oooc:=[.I46]/[.J46]" office:value-type="float" office:value="2294.89849649697">
            <text:p>2294.9</text:p>
          </table:table-cell>
          <table:table-cell table:formula="oooc:=[.$D46]*[$globals.$C$26]/[.$K46]" office:value-type="float" office:value="396">
            <text:p>396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8.3">
            <text:p>8.3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205.308608573767">
            <text:p>205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64850218.44261">
            <text:p>1364850218.44</text:p>
          </table:table-cell>
          <table:table-cell table:formula="oooc:=[.AA44]/[.M47]" office:value-type="float" office:value="14.24332116251">
            <text:p>14.24</text:p>
          </table:table-cell>
          <table:table-cell table:formula="oooc:=([.D47]/[.C47])/([.R47]/[.Q47])" office:value-type="float" office:value="1.01059300963653">
            <text:p>1.01</text:p>
          </table:table-cell>
          <table:table-cell/>
          <table:table-cell table:formula="oooc:=[.I47]^[$globals.$C$17]*[$globals.$C$24]/[.R47]*[.K47]*[.Y47]" office:value-type="float" office:value="4547605892.35356">
            <text:p>4547605892.35</text:p>
          </table:table-cell>
          <table:table-cell table:formula="oooc:=[.S47]/[.H47]" office:value-type="float" office:value="8.29988565494936">
            <text:p>8.3</text:p>
          </table:table-cell>
          <table:table-cell table:formula="oooc:=[.I47]/[.J47]" office:value-type="float" office:value="2904.95997923228">
            <text:p>2904.96</text:p>
          </table:table-cell>
          <table:table-cell table:formula="oooc:=[.$D47]*[$globals.$C$26]/[.$K47]" office:value-type="float" office:value="498">
            <text:p>498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7000000000">
            <text:p>7,000,000,000</text:p>
          </table:table-cell>
          <table:table-cell table:formula="oooc:=CEILING(([.R48]-[.V48]/2);[.V48])" office:value-type="float" office:value="11">
            <text:p>11</text:p>
          </table:table-cell>
          <table:table-cell table:formula="oooc:=CEILING(([.T48]-[.W48]/2);[.W48])" office:value-type="float" office:value="660">
            <text:p>660</text:p>
          </table:table-cell>
          <table:table-cell table:formula="oooc:=[.F47]" office:value-type="float" office:value="205.308608573767">
            <text:p>205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2110968910.09159">
            <text:p>2110968910.09</text:p>
          </table:table-cell>
          <table:table-cell table:formula="oooc:=[.AA44]/[.M48]" office:value-type="float" office:value="9.20904135871739">
            <text:p>9.21</text:p>
          </table:table-cell>
          <table:table-cell table:formula="oooc:=([.D48]/[.C48])/([.R48]/[.Q48])" office:value-type="float" office:value="1.05202370981004">
            <text:p>1.05</text:p>
          </table:table-cell>
          <table:table-cell/>
          <table:table-cell table:formula="oooc:=[.I48]^[$globals.$C$17]*[$globals.$C$24]/[.R48]*[.K48]*[.Y48]" office:value-type="float" office:value="7033632353.49134">
            <text:p>7033632353.49</text:p>
          </table:table-cell>
          <table:table-cell table:formula="oooc:=[.S48]/[.H48]" office:value-type="float" office:value="10.5062754176865">
            <text:p>10.51</text:p>
          </table:table-cell>
          <table:table-cell table:formula="oooc:=[.I48]/[.J48]" office:value-type="float" office:value="3677.19639619029">
            <text:p>3677.2</text:p>
          </table:table-cell>
          <table:table-cell table:formula="oooc:=[.$D48]*[$globals.$C$26]/[.$K48]" office:value-type="float" office:value="660">
            <text:p>66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1000000000">
            <text:p>11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205.308608573767">
            <text:p>205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264966132.66332">
            <text:p>3264966132.66</text:p>
          </table:table-cell>
          <table:table-cell table:formula="oooc:=[.AA44]/[.M49]" office:value-type="float" office:value="5.95411995411489">
            <text:p>5.95</text:p>
          </table:table-cell>
          <table:table-cell table:formula="oooc:=([.D49]/[.C49])/([.R49]/[.Q49])" office:value-type="float" office:value="0.966722265013896">
            <text:p>0.97</text:p>
          </table:table-cell>
          <table:table-cell/>
          <table:table-cell table:formula="oooc:=[.I49]^[$globals.$C$17]*[$globals.$C$24]/[.R49]*[.K49]*[.Y49]" office:value-type="float" office:value="10878687655.6879">
            <text:p>10878687655.69</text:p>
          </table:table-cell>
          <table:table-cell table:formula="oooc:=[.S49]/[.H49]" office:value-type="float" office:value="13.2991980541879">
            <text:p>13.3</text:p>
          </table:table-cell>
          <table:table-cell table:formula="oooc:=[.I49]/[.J49]" office:value-type="float" office:value="4654.71931896576">
            <text:p>4654.72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7000000000">
            <text:p>17,000,000,000</text:p>
          </table:table-cell>
          <table:table-cell table:formula="oooc:=CEILING(([.R50]-[.V50]/2);[.V50])" office:value-type="float" office:value="17">
            <text:p>17</text:p>
          </table:table-cell>
          <table:table-cell table:formula="oooc:=CEILING(([.T50]-[.W50]/2);[.W50])" office:value-type="float" office:value="1000">
            <text:p>1000</text:p>
          </table:table-cell>
          <table:table-cell table:formula="oooc:=[.F49]" office:value-type="float" office:value="205.308608573767">
            <text:p>205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5049815654.07137">
            <text:p>5049815654.07</text:p>
          </table:table-cell>
          <table:table-cell table:formula="oooc:=[.AA44]/[.M50]" office:value-type="float" office:value="3.84964547850904">
            <text:p>3.85</text:p>
          </table:table-cell>
          <table:table-cell table:formula="oooc:=([.D50]/[.C50])/([.R50]/[.Q50])" office:value-type="float" office:value="0.999473365637476">
            <text:p>1</text:p>
          </table:table-cell>
          <table:table-cell/>
          <table:table-cell table:formula="oooc:=[.I50]^[$globals.$C$17]*[$globals.$C$24]/[.R50]*[.K50]*[.Y50]" office:value-type="float" office:value="16825708135.1816">
            <text:p>16825708135.18</text:p>
          </table:table-cell>
          <table:table-cell table:formula="oooc:=[.S50]/[.H50]" office:value-type="float" office:value="16.8345738002232">
            <text:p>16.83</text:p>
          </table:table-cell>
          <table:table-cell table:formula="oooc:=[.I50]/[.J50]" office:value-type="float" office:value="5892.10083007812">
            <text:p>5892.1</text:p>
          </table:table-cell>
          <table:table-cell table:formula="oooc:=[.$D50]*[$globals.$C$26]/[.$K50]" office:value-type="float" office:value="1020">
            <text:p>102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641.065655342578">
            <text:p>641.07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641.065655342578">
            <text:p>641.07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6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9000000000">
            <text:p>89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641.065655342578">
            <text:p>641.07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7336342817.6082">
            <text:p>27336342817.61</text:p>
          </table:table-cell>
          <table:table-cell table:formula="oooc:=[.AA52]/[.M54]" office:value-type="float" office:value="21.3342364006477">
            <text:p>21.33</text:p>
          </table:table-cell>
          <table:table-cell table:formula="oooc:=([.D54]/[.C54])/([.R54]/[.Q54])" office:value-type="float" office:value="1.00004486220542">
            <text:p>1</text:p>
          </table:table-cell>
          <table:table-cell/>
          <table:table-cell table:formula="oooc:=[.I54]^[$globals.$C$17]*[$globals.$C$24]/[.R54]*[.K54]*[.Y54]" office:value-type="float" office:value="89224350754.8856">
            <text:p>89224350754.89</text:p>
          </table:table-cell>
          <table:table-cell table:formula="oooc:=[.S54]/[.H54]" office:value-type="float" office:value="6.2153500946793">
            <text:p>6.22</text:p>
          </table:table-cell>
          <table:table-cell table:formula="oooc:=[.I54]/[.J54]" office:value-type="float" office:value="7458.42011361516">
            <text:p>7458.42</text:p>
          </table:table-cell>
          <table:table-cell table:formula="oooc:=[.$D54]*[$globals.$C$26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40000000000">
            <text:p>140,000,000,000</text:p>
          </table:table-cell>
          <table:table-cell table:formula="oooc:=CEILING(([.R55]-[.V55]/2);[.V55])" office:value-type="float" office:value="7.9">
            <text:p>7.9</text:p>
          </table:table-cell>
          <table:table-cell table:formula="oooc:=CEILING(([.T55]-[.W55]/2);[.W55])" office:value-type="float" office:value="470">
            <text:p>470</text:p>
          </table:table-cell>
          <table:table-cell table:formula="oooc:=[.F54]" office:value-type="float" office:value="641.065655342578">
            <text:p>641.07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2280221685.7341">
            <text:p>42280221685.73</text:p>
          </table:table-cell>
          <table:table-cell table:formula="oooc:=[.AA52]/[.M55]" office:value-type="float" office:value="13.793683588863">
            <text:p>13.79</text:p>
          </table:table-cell>
          <table:table-cell table:formula="oooc:=([.D55]/[.C55])/([.R55]/[.Q55])" office:value-type="float" office:value="0.989776246655184">
            <text:p>0.99</text:p>
          </table:table-cell>
          <table:table-cell/>
          <table:table-cell table:formula="oooc:=[.I55]^[$globals.$C$17]*[$globals.$C$24]/[.R55]*[.K55]*[.Y55]" office:value-type="float" office:value="138000366576.188">
            <text:p>138000366576.19</text:p>
          </table:table-cell>
          <table:table-cell table:formula="oooc:=[.S55]/[.H55]" office:value-type="float" office:value="7.86759994375408">
            <text:p>7.87</text:p>
          </table:table-cell>
          <table:table-cell table:formula="oooc:=[.I55]/[.J55]" office:value-type="float" office:value="9441.1199325049">
            <text:p>9441.12</text:p>
          </table:table-cell>
          <table:table-cell table:formula="oooc:=[.$D55]*[$globals.$C$26]/[.$K55]" office:value-type="float" office:value="474">
            <text:p>47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10000000000">
            <text:p>210,000,000,000</text:p>
          </table:table-cell>
          <table:table-cell table:formula="oooc:=CEILING(([.R56]-[.V56]/2);[.V56])" office:value-type="float" office:value="10">
            <text:p>10</text:p>
          </table:table-cell>
          <table:table-cell table:formula="oooc:=CEILING(([.T56]-[.W56]/2);[.W56])" office:value-type="float" office:value="600">
            <text:p>600</text:p>
          </table:table-cell>
          <table:table-cell table:formula="oooc:=[.F55]" office:value-type="float" office:value="641.065655342578">
            <text:p>641.07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5393427267.2116">
            <text:p>65393427267.21</text:p>
          </table:table-cell>
          <table:table-cell table:formula="oooc:=[.AA52]/[.M56]" office:value-type="float" office:value="8.91832748904442">
            <text:p>8.92</text:p>
          </table:table-cell>
          <table:table-cell table:formula="oooc:=([.D56]/[.C56])/([.R56]/[.Q56])" office:value-type="float" office:value="1.02056071813268">
            <text:p>1.02</text:p>
          </table:table-cell>
          <table:table-cell/>
          <table:table-cell table:formula="oooc:=[.I56]^[$globals.$C$17]*[$globals.$C$24]/[.R56]*[.K56]*[.Y56]" office:value-type="float" office:value="213440624829.869">
            <text:p>213440624829.87</text:p>
          </table:table-cell>
          <table:table-cell table:formula="oooc:=[.S56]/[.H56]" office:value-type="float" office:value="9.95907357301537">
            <text:p>9.96</text:p>
          </table:table-cell>
          <table:table-cell table:formula="oooc:=[.I56]/[.J56]" office:value-type="float" office:value="11950.8882876184">
            <text:p>11950.89</text:p>
          </table:table-cell>
          <table:table-cell table:formula="oooc:=[.$D56]*[$globals.$C$26]/[.$K56]" office:value-type="float" office:value="600">
            <text:p>60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30000000000">
            <text:p>330,000,000,000</text:p>
          </table:table-cell>
          <table:table-cell table:formula="oooc:=CEILING(([.R57]-[.V57]/2);[.V57])" office:value-type="float" office:value="13">
            <text:p>13</text:p>
          </table:table-cell>
          <table:table-cell table:formula="oooc:=CEILING(([.T57]-[.W57]/2);[.W57])" office:value-type="float" office:value="780">
            <text:p>780</text:p>
          </table:table-cell>
          <table:table-cell table:formula="oooc:=[.F56]" office:value-type="float" office:value="641.065655342578">
            <text:p>641.07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01141861590.451">
            <text:p>101141861590.45</text:p>
          </table:table-cell>
          <table:table-cell table:formula="oooc:=[.AA52]/[.M57]" office:value-type="float" office:value="5.76615845139895">
            <text:p>5.77</text:p>
          </table:table-cell>
          <table:table-cell table:formula="oooc:=([.D57]/[.C57])/([.R57]/[.Q57])" office:value-type="float" office:value="1.03159143258771">
            <text:p>1.03</text:p>
          </table:table-cell>
          <table:table-cell/>
          <table:table-cell table:formula="oooc:=[.I57]^[$globals.$C$17]*[$globals.$C$24]/[.R57]*[.K57]*[.Y57]" office:value-type="float" office:value="330121589225.009">
            <text:p>330121589225.01</text:p>
          </table:table-cell>
          <table:table-cell table:formula="oooc:=[.S57]/[.H57]" office:value-type="float" office:value="12.6065314888656">
            <text:p>12.61</text:p>
          </table:table-cell>
          <table:table-cell table:formula="oooc:=[.I57]/[.J57]" office:value-type="float" office:value="15127.8377866387">
            <text:p>15127.84</text:p>
          </table:table-cell>
          <table:table-cell table:formula="oooc:=[.$D57]*[$globals.$C$26]/[.$K57]" office:value-type="float" office:value="780">
            <text:p>78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6">
            <text:p>16</text:p>
          </table:table-cell>
          <table:table-cell table:formula="oooc:=CEILING(([.T58]-[.W58]/2);[.W58])" office:value-type="float" office:value="960">
            <text:p>960</text:p>
          </table:table-cell>
          <table:table-cell table:formula="oooc:=[.F57]" office:value-type="float" office:value="641.065655342578">
            <text:p>641.07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56432788331.788">
            <text:p>156432788331.79</text:p>
          </table:table-cell>
          <table:table-cell table:formula="oooc:=[.AA52]/[.M58]" office:value-type="float" office:value="3.72811867779953">
            <text:p>3.73</text:p>
          </table:table-cell>
          <table:table-cell table:formula="oooc:=([.D58]/[.C58])/([.R58]/[.Q58])" office:value-type="float" office:value="1.00380254431026">
            <text:p>1</text:p>
          </table:table-cell>
          <table:table-cell/>
          <table:table-cell table:formula="oooc:=[.I58]^[$globals.$C$17]*[$globals.$C$24]/[.R58]*[.K58]*[.Y58]" office:value-type="float" office:value="510588196409.716">
            <text:p>510588196409.72</text:p>
          </table:table-cell>
          <table:table-cell table:formula="oooc:=[.S58]/[.H58]" office:value-type="float" office:value="15.9577730814616">
            <text:p>15.96</text:p>
          </table:table-cell>
          <table:table-cell table:formula="oooc:=[.I58]/[.J58]" office:value-type="float" office:value="19149.3276977539">
            <text:p>19149.33</text:p>
          </table:table-cell>
          <table:table-cell table:formula="oooc:=[.$D58]*[$globals.$C$26]/[.$K58]" office:value-type="float" office:value="960">
            <text:p>9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6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9">
            <text:p>7.9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1.8666834372594">
            <text:p>61.87</text:p>
          </table:table-cell>
          <table:table-cell table:formula="oooc:=[.AA4]/[.M6]" office:value-type="float" office:value="12.9310309774614">
            <text:p>12.93</text:p>
          </table:table-cell>
          <table:table-cell table:formula="oooc:=([.D6]/[.C6])/([.R6]/[.Q6])" office:value-type="float" office:value="1.02961766777335">
            <text:p>1.03</text:p>
          </table:table-cell>
          <table:table-cell/>
          <table:table-cell table:formula="oooc:=[.I6]^[$globals.$C$17]*[$globals.$C$24]/[.R6]*[.K6]*[.Y6]" office:value-type="float" office:value="123.733366874519">
            <text:p>123.73</text:p>
          </table:table-cell>
          <table:table-cell table:formula="oooc:=[.S6]/[.H6]" office:value-type="float" office:value="7.9114609634874">
            <text:p>7.91</text:p>
          </table:table-cell>
          <table:table-cell table:formula="oooc:=[.I6]/[.J6]" office:value-type="float" office:value="3.16458438539496">
            <text:p>3.16</text:p>
          </table:table-cell>
          <table:table-cell table:formula="oooc:=[.$D6]*[$globals.$C$26]/[.$K6]" office:value-type="float" office:value="474">
            <text:p>47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90">
            <text:p>190</text:p>
          </table:table-cell>
          <table:table-cell table:formula="oooc:=CEILING(([.R7]-[.V7]/2);[.V7])" office:value-type="float" office:value="10">
            <text:p>10</text:p>
          </table:table-cell>
          <table:table-cell table:formula="oooc:=CEILING(([.T7]-[.W7]/2);[.W7])" office:value-type="float" office:value="600">
            <text:p>6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5.6871629881518">
            <text:p>95.69</text:p>
          </table:table-cell>
          <table:table-cell table:formula="oooc:=[.AA4]/[.M7]" office:value-type="float" office:value="8.36057810700332">
            <text:p>8.36</text:p>
          </table:table-cell>
          <table:table-cell table:formula="oooc:=([.D7]/[.C7])/([.R7]/[.Q7])" office:value-type="float" office:value="1.00576544709849">
            <text:p>1.01</text:p>
          </table:table-cell>
          <table:table-cell/>
          <table:table-cell table:formula="oooc:=[.I7]^[$globals.$C$17]*[$globals.$C$24]/[.R7]*[.K7]*[.Y7]" office:value-type="float" office:value="191.374325976304">
            <text:p>191.37</text:p>
          </table:table-cell>
          <table:table-cell table:formula="oooc:=[.S7]/[.H7]" office:value-type="float" office:value="10.0145943322856">
            <text:p>10.01</text:p>
          </table:table-cell>
          <table:table-cell table:formula="oooc:=[.I7]/[.J7]" office:value-type="float" office:value="4.00583773291424">
            <text:p>4.01</text:p>
          </table:table-cell>
          <table:table-cell table:formula="oooc:=[.$D7]*[$globals.$C$26]/[.$K7]" office:value-type="float" office:value="600">
            <text:p>600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1">
            <text:p>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00">
            <text:p>300</text:p>
          </table:table-cell>
          <table:table-cell table:formula="oooc:=CEILING(([.R8]-[.V8]/2);[.V8])" office:value-type="float" office:value="13">
            <text:p>13</text:p>
          </table:table-cell>
          <table:table-cell table:formula="oooc:=CEILING(([.T8]-[.W8]/2);[.W8])" office:value-type="float" office:value="780">
            <text:p>78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47.996185539936">
            <text:p>148</text:p>
          </table:table-cell>
          <table:table-cell table:formula="oooc:=[.AA4]/[.M8]" office:value-type="float" office:value="5.40554472455728">
            <text:p>5.41</text:p>
          </table:table-cell>
          <table:table-cell table:formula="oooc:=([.D8]/[.C8])/([.R8]/[.Q8])" office:value-type="float" office:value="1.01179512211328">
            <text:p>1.01</text:p>
          </table:table-cell>
          <table:table-cell/>
          <table:table-cell table:formula="oooc:=[.I8]^[$globals.$C$17]*[$globals.$C$24]/[.R8]*[.K8]*[.Y8]" office:value-type="float" office:value="295.992371079872">
            <text:p>295.99</text:p>
          </table:table-cell>
          <table:table-cell table:formula="oooc:=[.S8]/[.H8]" office:value-type="float" office:value="12.6768115400063">
            <text:p>12.68</text:p>
          </table:table-cell>
          <table:table-cell table:formula="oooc:=[.I8]/[.J8]" office:value-type="float" office:value="5.07072461600253">
            <text:p>5.07</text:p>
          </table:table-cell>
          <table:table-cell table:formula="oooc:=[.$D8]*[$globals.$C$26]/[.$K8]" office:value-type="float" office:value="780">
            <text:p>78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60">
            <text:p>460</text:p>
          </table:table-cell>
          <table:table-cell table:formula="oooc:=CEILING(([.R9]-[.V9]/2);[.V9])" office:value-type="float" office:value="16">
            <text:p>16</text:p>
          </table:table-cell>
          <table:table-cell table:formula="oooc:=CEILING(([.T9]-[.W9]/2);[.W9])" office:value-type="float" office:value="960">
            <text:p>9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28.900829018028">
            <text:p>228.9</text:p>
          </table:table-cell>
          <table:table-cell table:formula="oooc:=[.AA4]/[.M9]" office:value-type="float" office:value="3.49496331416516">
            <text:p>3.49</text:p>
          </table:table-cell>
          <table:table-cell table:formula="oooc:=([.D9]/[.C9])/([.R9]/[.Q9])" office:value-type="float" office:value="0.992322425495597">
            <text:p>0.99</text:p>
          </table:table-cell>
          <table:table-cell/>
          <table:table-cell table:formula="oooc:=[.I9]^[$globals.$C$17]*[$globals.$C$24]/[.R9]*[.K9]*[.Y9]" office:value-type="float" office:value="457.801658036056">
            <text:p>457.8</text:p>
          </table:table-cell>
          <table:table-cell table:formula="oooc:=[.S9]/[.H9]" office:value-type="float" office:value="16.0467359424395">
            <text:p>16.05</text:p>
          </table:table-cell>
          <table:table-cell table:formula="oooc:=[.I9]/[.J9]" office:value-type="float" office:value="6.41869437697579">
            <text:p>6.42</text:p>
          </table:table-cell>
          <table:table-cell table:formula="oooc:=[.$D9]*[$globals.$C$26]/[.$K9]" office:value-type="float" office:value="960">
            <text:p>9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10">
            <text:p>710</text:p>
          </table:table-cell>
          <table:table-cell table:formula="oooc:=CEILING(([.R10]-[.V10]/2);[.V10])" office:value-type="float" office:value="20">
            <text:p>20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54.033378184615">
            <text:p>354.03</text:p>
          </table:table-cell>
          <table:table-cell table:formula="oooc:=[.AA4]/[.M10]" office:value-type="float" office:value="2.25967394402804">
            <text:p>2.26</text:p>
          </table:table-cell>
          <table:table-cell table:formula="oooc:=([.D10]/[.C10])/([.R10]/[.Q10])" office:value-type="float" office:value="0.981934396698389">
            <text:p>0.98</text:p>
          </table:table-cell>
          <table:table-cell/>
          <table:table-cell table:formula="oooc:=[.I10]^[$globals.$C$17]*[$globals.$C$24]/[.R10]*[.K10]*[.Y10]" office:value-type="float" office:value="708.066756369229">
            <text:p>708.07</text:p>
          </table:table-cell>
          <table:table-cell table:formula="oooc:=[.S10]/[.H10]" office:value-type="float" office:value="20.3125">
            <text:p>20.31</text:p>
          </table:table-cell>
          <table:table-cell table:formula="oooc:=[.I10]/[.J10]" office:value-type="float" office:value="8.125">
            <text:p>8.13</text:p>
          </table:table-cell>
          <table:table-cell table:formula="oooc:=[.$D10]*[$globals.$C$26]/[.$K10]" office:value-type="float" office:value="1200">
            <text:p>12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3333333333333">
            <text:p>3.33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33333333333333">
            <text:p>3.33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6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6.9">
            <text:p>6.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33333333333333">
            <text:p>3.33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916.50120675747">
            <text:p>1916.5</text:p>
          </table:table-cell>
          <table:table-cell table:formula="oooc:=[.AA12]/[.M14]" office:value-type="float" office:value="12.5228201867953">
            <text:p>12.52</text:p>
          </table:table-cell>
          <table:table-cell table:formula="oooc:=([.D14]/[.C14])/([.R14]/[.Q14])" office:value-type="float" office:value="1.00799590392001">
            <text:p>1.01</text:p>
          </table:table-cell>
          <table:table-cell/>
          <table:table-cell table:formula="oooc:=[.I14]^[$globals.$C$17]*[$globals.$C$24]/[.R14]*[.K14]*[.Y14]" office:value-type="float" office:value="4106.78830019458">
            <text:p>4106.79</text:p>
          </table:table-cell>
          <table:table-cell table:formula="oooc:=[.S14]/[.H14]" office:value-type="float" office:value="6.85659950168908">
            <text:p>6.86</text:p>
          </table:table-cell>
          <table:table-cell table:formula="oooc:=[.I14]/[.J14]" office:value-type="float" office:value="10.2848992525336">
            <text:p>10.28</text:p>
          </table:table-cell>
          <table:table-cell table:formula="oooc:=[.$D14]*[$globals.$C$26]/[.$K14]" office:value-type="float" office:value="414">
            <text:p>41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400">
            <text:p>6,400</text:p>
          </table:table-cell>
          <table:table-cell table:formula="oooc:=CEILING(([.R15]-[.V15]/2);[.V15])" office:value-type="float" office:value="8.7">
            <text:p>8.7</text:p>
          </table:table-cell>
          <table:table-cell table:formula="oooc:=CEILING(([.T15]-[.W15]/2);[.W15])" office:value-type="float" office:value="520">
            <text:p>520</text:p>
          </table:table-cell>
          <table:table-cell table:formula="oooc:=[.F14]" office:value-type="float" office:value="3.33333333333333">
            <text:p>3.33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964.18933663975">
            <text:p>2964.19</text:p>
          </table:table-cell>
          <table:table-cell table:formula="oooc:=[.AA12]/[.M15]" office:value-type="float" office:value="8.09664878803145">
            <text:p>8.1</text:p>
          </table:table-cell>
          <table:table-cell table:formula="oooc:=([.D15]/[.C15])/([.R15]/[.Q15])" office:value-type="float" office:value="0.994839414659737">
            <text:p>0.99</text:p>
          </table:table-cell>
          <table:table-cell/>
          <table:table-cell table:formula="oooc:=[.I15]^[$globals.$C$17]*[$globals.$C$24]/[.R15]*[.K15]*[.Y15]" office:value-type="float" office:value="6351.83429279947">
            <text:p>6351.83</text:p>
          </table:table-cell>
          <table:table-cell table:formula="oooc:=[.S15]/[.H15]" office:value-type="float" office:value="8.67931508798085">
            <text:p>8.68</text:p>
          </table:table-cell>
          <table:table-cell table:formula="oooc:=[.I15]/[.J15]" office:value-type="float" office:value="13.0189726319713">
            <text:p>13.02</text:p>
          </table:table-cell>
          <table:table-cell table:formula="oooc:=[.$D15]*[$globals.$C$26]/[.$K15]" office:value-type="float" office:value="522">
            <text:p>5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800">
            <text:p>9,8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33333333333333">
            <text:p>3.33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584.61408344979">
            <text:p>4584.61</text:p>
          </table:table-cell>
          <table:table-cell table:formula="oooc:=[.AA12]/[.M16]" office:value-type="float" office:value="5.234900814583">
            <text:p>5.23</text:p>
          </table:table-cell>
          <table:table-cell table:formula="oooc:=([.D16]/[.C16])/([.R16]/[.Q16])" office:value-type="float" office:value="1.0036920529526">
            <text:p>1</text:p>
          </table:table-cell>
          <table:table-cell/>
          <table:table-cell table:formula="oooc:=[.I16]^[$globals.$C$17]*[$globals.$C$24]/[.R16]*[.K16]*[.Y16]" office:value-type="float" office:value="9824.17303596384">
            <text:p>9824.17</text:p>
          </table:table-cell>
          <table:table-cell table:formula="oooc:=[.S16]/[.H16]" office:value-type="float" office:value="10.9865700013388">
            <text:p>10.99</text:p>
          </table:table-cell>
          <table:table-cell table:formula="oooc:=[.I16]/[.J16]" office:value-type="float" office:value="16.4798550020082">
            <text:p>16.48</text:p>
          </table:table-cell>
          <table:table-cell table:formula="oooc:=[.$D16]*[$globals.$C$26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5000">
            <text:p>15,000</text:p>
          </table:table-cell>
          <table:table-cell table:formula="oooc:=CEILING(([.R17]-[.V17]/2);[.V17])" office:value-type="float" office:value="14">
            <text:p>14</text:p>
          </table:table-cell>
          <table:table-cell table:formula="oooc:=CEILING(([.T17]-[.W17]/2);[.W17])" office:value-type="float" office:value="840">
            <text:p>840</text:p>
          </table:table-cell>
          <table:table-cell table:formula="oooc:=[.F16]" office:value-type="float" office:value="3.33333333333333">
            <text:p>3.33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7090.87170456974">
            <text:p>7090.87</text:p>
          </table:table-cell>
          <table:table-cell table:formula="oooc:=[.AA12]/[.M17]" office:value-type="float" office:value="3.38463322986553">
            <text:p>3.38</text:p>
          </table:table-cell>
          <table:table-cell table:formula="oooc:=([.D17]/[.C17])/([.R17]/[.Q17])" office:value-type="float" office:value="1.01974321420665">
            <text:p>1.02</text:p>
          </table:table-cell>
          <table:table-cell/>
          <table:table-cell table:formula="oooc:=[.I17]^[$globals.$C$17]*[$globals.$C$24]/[.R17]*[.K17]*[.Y17]" office:value-type="float" office:value="15194.7250812209">
            <text:p>15194.73</text:p>
          </table:table-cell>
          <table:table-cell table:formula="oooc:=[.S17]/[.H17]" office:value-type="float" office:value="13.9071711501142">
            <text:p>13.91</text:p>
          </table:table-cell>
          <table:table-cell table:formula="oooc:=[.I17]/[.J17]" office:value-type="float" office:value="20.8607567251713">
            <text:p>20.86</text:p>
          </table:table-cell>
          <table:table-cell table:formula="oooc:=[.$D17]*[$globals.$C$26]/[.$K17]" office:value-type="float" office:value="840">
            <text:p>84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4000">
            <text:p>24,000</text:p>
          </table:table-cell>
          <table:table-cell table:formula="oooc:=CEILING(([.R18]-[.V18]/2);[.V18])" office:value-type="float" office:value="18">
            <text:p>18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3.33333333333333">
            <text:p>3.33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10967.2178760209">
            <text:p>10967.22</text:p>
          </table:table-cell>
          <table:table-cell table:formula="oooc:=[.AA12]/[.M18]" office:value-type="float" office:value="2.18833985713682">
            <text:p>2.19</text:p>
          </table:table-cell>
          <table:table-cell table:formula="oooc:=([.D18]/[.C18])/([.R18]/[.Q18])" office:value-type="float" office:value="1.00123375368576">
            <text:p>1</text:p>
          </table:table-cell>
          <table:table-cell/>
          <table:table-cell table:formula="oooc:=[.I18]^[$globals.$C$17]*[$globals.$C$24]/[.R18]*[.K18]*[.Y18]" office:value-type="float" office:value="23501.1811629019">
            <text:p>23501.18</text:p>
          </table:table-cell>
          <table:table-cell table:formula="oooc:=[.S18]/[.H18]" office:value-type="float" office:value="17.6041666666667">
            <text:p>17.6</text:p>
          </table:table-cell>
          <table:table-cell table:formula="oooc:=[.I18]/[.J18]" office:value-type="float" office:value="26.40625">
            <text:p>26.41</text:p>
          </table:table-cell>
          <table:table-cell table:formula="oooc:=[.$D18]*[$globals.$C$26]/[.$K18]" office:value-type="float" office:value="1080">
            <text:p>108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0.188679245283">
            <text:p>10.19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10.188679245283">
            <text:p>10.19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6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7">
            <text:p>6.7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10.188679245283">
            <text:p>10.19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9369.2221957833">
            <text:p>59369.22</text:p>
          </table:table-cell>
          <table:table-cell table:formula="oooc:=[.AA20]/[.M22]" office:value-type="float" office:value="12.1274959207927">
            <text:p>12.13</text:p>
          </table:table-cell>
          <table:table-cell table:formula="oooc:=([.D22]/[.C22])/([.R22]/[.Q22])" office:value-type="float" office:value="1.01191827060647">
            <text:p>1.01</text:p>
          </table:table-cell>
          <table:table-cell/>
          <table:table-cell table:formula="oooc:=[.I22]^[$globals.$C$17]*[$globals.$C$24]/[.R22]*[.K22]*[.Y22]" office:value-type="float" office:value="121161.677950578">
            <text:p>121161.68</text:p>
          </table:table-cell>
          <table:table-cell table:formula="oooc:=[.S22]/[.H22]" office:value-type="float" office:value="6.68518451414685">
            <text:p>6.69</text:p>
          </table:table-cell>
          <table:table-cell table:formula="oooc:=[.I22]/[.J22]" office:value-type="float" office:value="33.4259225707343">
            <text:p>33.43</text:p>
          </table:table-cell>
          <table:table-cell table:formula="oooc:=[.$D22]*[$globals.$C$26]/[.$K22]" office:value-type="float" office:value="402">
            <text:p>402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90000">
            <text:p>190,000</text:p>
          </table:table-cell>
          <table:table-cell table:formula="oooc:=CEILING(([.R23]-[.V23]/2);[.V23])" office:value-type="float" office:value="8.5">
            <text:p>8.5</text:p>
          </table:table-cell>
          <table:table-cell table:formula="oooc:=CEILING(([.T23]-[.W23]/2);[.W23])" office:value-type="float" office:value="510">
            <text:p>510</text:p>
          </table:table-cell>
          <table:table-cell table:formula="oooc:=[.F22]" office:value-type="float" office:value="10.188679245283">
            <text:p>10.19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91824.4218875711">
            <text:p>91824.42</text:p>
          </table:table-cell>
          <table:table-cell table:formula="oooc:=[.AA20]/[.M23]" office:value-type="float" office:value="7.84105127154038">
            <text:p>7.84</text:p>
          </table:table-cell>
          <table:table-cell table:formula="oooc:=([.D23]/[.C23])/([.R23]/[.Q23])" office:value-type="float" office:value="0.990689081987249">
            <text:p>0.99</text:p>
          </table:table-cell>
          <table:table-cell/>
          <table:table-cell table:formula="oooc:=[.I23]^[$globals.$C$17]*[$globals.$C$24]/[.R23]*[.K23]*[.Y23]" office:value-type="float" office:value="187396.77936239">
            <text:p>187396.78</text:p>
          </table:table-cell>
          <table:table-cell table:formula="oooc:=[.S23]/[.H23]" office:value-type="float" office:value="8.46233221078133">
            <text:p>8.46</text:p>
          </table:table-cell>
          <table:table-cell table:formula="oooc:=[.I23]/[.J23]" office:value-type="float" office:value="42.3116610539066">
            <text:p>42.31</text:p>
          </table:table-cell>
          <table:table-cell table:formula="oooc:=[.$D23]*[$globals.$C$26]/[.$K23]" office:value-type="float" office:value="510">
            <text:p>510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90000">
            <text:p>290,000</text:p>
          </table:table-cell>
          <table:table-cell table:formula="oooc:=CEILING(([.R24]-[.V24]/2);[.V24])" office:value-type="float" office:value="11">
            <text:p>11</text:p>
          </table:table-cell>
          <table:table-cell table:formula="oooc:=CEILING(([.T24]-[.W24]/2);[.W24])" office:value-type="float" office:value="660">
            <text:p>660</text:p>
          </table:table-cell>
          <table:table-cell table:formula="oooc:=[.F23]" office:value-type="float" office:value="10.188679245283">
            <text:p>10.19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42021.811018193">
            <text:p>142021.81</text:p>
          </table:table-cell>
          <table:table-cell table:formula="oooc:=[.AA20]/[.M24]" office:value-type="float" office:value="5.06964384440759">
            <text:p>5.07</text:p>
          </table:table-cell>
          <table:table-cell table:formula="oooc:=([.D24]/[.C24])/([.R24]/[.Q24])" office:value-type="float" office:value="1.02632973298139">
            <text:p>1.03</text:p>
          </table:table-cell>
          <table:table-cell/>
          <table:table-cell table:formula="oooc:=[.I24]^[$globals.$C$17]*[$globals.$C$24]/[.R24]*[.K24]*[.Y24]" office:value-type="float" office:value="289840.430649373">
            <text:p>289840.43</text:p>
          </table:table-cell>
          <table:table-cell table:formula="oooc:=[.S24]/[.H24]" office:value-type="float" office:value="10.7119057513054">
            <text:p>10.71</text:p>
          </table:table-cell>
          <table:table-cell table:formula="oooc:=[.I24]/[.J24]" office:value-type="float" office:value="53.5595287565268">
            <text:p>53.56</text:p>
          </table:table-cell>
          <table:table-cell table:formula="oooc:=[.$D24]*[$globals.$C$26]/[.$K24]" office:value-type="float" office:value="660">
            <text:p>66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50000">
            <text:p>450,000</text:p>
          </table:table-cell>
          <table:table-cell table:formula="oooc:=CEILING(([.R25]-[.V25]/2);[.V25])" office:value-type="float" office:value="14">
            <text:p>14</text:p>
          </table:table-cell>
          <table:table-cell table:formula="oooc:=CEILING(([.T25]-[.W25]/2);[.W25])" office:value-type="float" office:value="840">
            <text:p>840</text:p>
          </table:table-cell>
          <table:table-cell table:formula="oooc:=[.F24]" office:value-type="float" office:value="10.188679245283">
            <text:p>10.19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19660.460586221">
            <text:p>219660.46</text:p>
          </table:table-cell>
          <table:table-cell table:formula="oooc:=[.AA20]/[.M25]" office:value-type="float" office:value="3.27778607983655">
            <text:p>3.28</text:p>
          </table:table-cell>
          <table:table-cell table:formula="oooc:=([.D25]/[.C25])/([.R25]/[.Q25])" office:value-type="float" office:value="1.02855594018922">
            <text:p>1.03</text:p>
          </table:table-cell>
          <table:table-cell/>
          <table:table-cell table:formula="oooc:=[.I25]^[$globals.$C$17]*[$globals.$C$24]/[.R25]*[.K25]*[.Y25]" office:value-type="float" office:value="448286.654257593">
            <text:p>448286.65</text:p>
          </table:table-cell>
          <table:table-cell table:formula="oooc:=[.S25]/[.H25]" office:value-type="float" office:value="13.5594918713614">
            <text:p>13.56</text:p>
          </table:table-cell>
          <table:table-cell table:formula="oooc:=[.I25]/[.J25]" office:value-type="float" office:value="67.7974593568068">
            <text:p>67.8</text:p>
          </table:table-cell>
          <table:table-cell table:formula="oooc:=[.$D25]*[$globals.$C$26]/[.$K25]" office:value-type="float" office:value="840">
            <text:p>84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90000">
            <text:p>690,000</text:p>
          </table:table-cell>
          <table:table-cell table:formula="oooc:=CEILING(([.R26]-[.V26]/2);[.V26])" office:value-type="float" office:value="17">
            <text:p>17</text:p>
          </table:table-cell>
          <table:table-cell table:formula="oooc:=CEILING(([.T26]-[.W26]/2);[.W26])" office:value-type="float" office:value="1000">
            <text:p>1000</text:p>
          </table:table-cell>
          <table:table-cell table:formula="oooc:=[.F25]" office:value-type="float" office:value="10.188679245283">
            <text:p>10.19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39741.604469258">
            <text:p>339741.6</text:p>
          </table:table-cell>
          <table:table-cell table:formula="oooc:=[.AA20]/[.M26]" office:value-type="float" office:value="2.11925766679291">
            <text:p>2.12</text:p>
          </table:table-cell>
          <table:table-cell table:formula="oooc:=([.D26]/[.C26])/([.R26]/[.Q26])" office:value-type="float" office:value="0.995250482495092">
            <text:p>1</text:p>
          </table:table-cell>
          <table:table-cell/>
          <table:table-cell table:formula="oooc:=[.I26]^[$globals.$C$17]*[$globals.$C$24]/[.R26]*[.K26]*[.Y26]" office:value-type="float" office:value="693350.213202567">
            <text:p>693350.21</text:p>
          </table:table-cell>
          <table:table-cell table:formula="oooc:=[.S26]/[.H26]" office:value-type="float" office:value="17.1640625">
            <text:p>17.16</text:p>
          </table:table-cell>
          <table:table-cell table:formula="oooc:=[.I26]/[.J26]" office:value-type="float" office:value="85.8203125">
            <text:p>85.82</text:p>
          </table:table-cell>
          <table:table-cell table:formula="oooc:=[.$D26]*[$globals.$C$26]/[.$K26]" office:value-type="float" office:value="1020">
            <text:p>102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53.7540663630449">
            <text:p>53.75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53.7540663630449">
            <text:p>53.75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6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400000">
            <text:p>6,4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53.7540663630449">
            <text:p>53.75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39135.05073954">
            <text:p>1839135.05</text:p>
          </table:table-cell>
          <table:table-cell table:formula="oooc:=[.AA28]/[.M30]" office:value-type="float" office:value="11.7446513736522">
            <text:p>11.74</text:p>
          </table:table-cell>
          <table:table-cell table:formula="oooc:=([.D30]/[.C30])/([.R30]/[.Q30])" office:value-type="float" office:value="0.999488416083334">
            <text:p>1</text:p>
          </table:table-cell>
          <table:table-cell/>
          <table:table-cell table:formula="oooc:=[.I30]^[$globals.$C$17]*[$globals.$C$24]/[.R30]*[.K30]*[.Y30]" office:value-type="float" office:value="6434291.72270393">
            <text:p>6434291.72</text:p>
          </table:table-cell>
          <table:table-cell table:formula="oooc:=[.S30]/[.H30]" office:value-type="float" office:value="3.62114161182954">
            <text:p>3.62</text:p>
          </table:table-cell>
          <table:table-cell table:formula="oooc:=[.I30]/[.J30]" office:value-type="float" office:value="108.634248354886">
            <text:p>108.63</text:p>
          </table:table-cell>
          <table:table-cell table:formula="oooc:=[.$D30]*[$globals.$C$26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10000000">
            <text:p>10,000,000</text:p>
          </table:table-cell>
          <table:table-cell table:formula="oooc:=CEILING(([.R31]-[.V31]/2);[.V31])" office:value-type="float" office:value="4.6">
            <text:p>4.6</text:p>
          </table:table-cell>
          <table:table-cell table:formula="oooc:=CEILING(([.T31]-[.W31]/2);[.W31])" office:value-type="float" office:value="280">
            <text:p>280</text:p>
          </table:table-cell>
          <table:table-cell table:formula="oooc:=[.F30]" office:value-type="float" office:value="53.7540663630449">
            <text:p>53.75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844529.64956178">
            <text:p>2844529.65</text:p>
          </table:table-cell>
          <table:table-cell table:formula="oooc:=[.AA28]/[.M31]" office:value-type="float" office:value="7.59352253660905">
            <text:p>7.59</text:p>
          </table:table-cell>
          <table:table-cell table:formula="oooc:=([.D31]/[.C31])/([.R31]/[.Q31])" office:value-type="float" office:value="0.998695841117583">
            <text:p>1</text:p>
          </table:table-cell>
          <table:table-cell/>
          <table:table-cell table:formula="oooc:=[.I31]^[$globals.$C$17]*[$globals.$C$24]/[.R31]*[.K31]*[.Y31]" office:value-type="float" office:value="9951707.22878757">
            <text:p>9951707.23</text:p>
          </table:table-cell>
          <table:table-cell table:formula="oooc:=[.S31]/[.H31]" office:value-type="float" office:value="4.58376328083988">
            <text:p>4.58</text:p>
          </table:table-cell>
          <table:table-cell table:formula="oooc:=[.I31]/[.J31]" office:value-type="float" office:value="137.512898425197">
            <text:p>137.51</text:p>
          </table:table-cell>
          <table:table-cell table:formula="oooc:=[.$D31]*[$globals.$C$26]/[.$K31]" office:value-type="float" office:value="276">
            <text:p>276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8">
            <text:p>5.8</text:p>
          </table:table-cell>
          <table:table-cell table:formula="oooc:=CEILING(([.T32]-[.W32]/2);[.W32])" office:value-type="float" office:value="350">
            <text:p>350</text:p>
          </table:table-cell>
          <table:table-cell table:formula="oooc:=[.F31]" office:value-type="float" office:value="53.7540663630449">
            <text:p>53.75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399540.38393343">
            <text:p>4399540.38</text:p>
          </table:table-cell>
          <table:table-cell table:formula="oooc:=[.AA28]/[.M32]" office:value-type="float" office:value="4.90960375744714">
            <text:p>4.91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Y32]" office:value-type="float" office:value="15391978.0195922">
            <text:p>15391978.02</text:p>
          </table:table-cell>
          <table:table-cell table:formula="oooc:=[.S32]/[.H32]" office:value-type="float" office:value="5.80228228195707">
            <text:p>5.8</text:p>
          </table:table-cell>
          <table:table-cell table:formula="oooc:=[.I32]/[.J32]" office:value-type="float" office:value="174.068468458712">
            <text:p>174.07</text:p>
          </table:table-cell>
          <table:table-cell table:formula="oooc:=[.$D32]*[$globals.$C$26]/[.$K32]" office:value-type="float" office:value="348">
            <text:p>348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4000000">
            <text:p>24,000,000</text:p>
          </table:table-cell>
          <table:table-cell table:formula="oooc:=CEILING(([.R33]-[.V33]/2);[.V33])" office:value-type="float" office:value="7.3">
            <text:p>7.3</text:p>
          </table:table-cell>
          <table:table-cell table:formula="oooc:=CEILING(([.T33]-[.W33]/2);[.W33])" office:value-type="float" office:value="440">
            <text:p>440</text:p>
          </table:table-cell>
          <table:table-cell table:formula="oooc:=[.F32]" office:value-type="float" office:value="53.7540663630449">
            <text:p>53.75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804624.3050562">
            <text:p>6804624.31</text:p>
          </table:table-cell>
          <table:table-cell table:formula="oooc:=[.AA28]/[.M33]" office:value-type="float" office:value="3.1743119137305">
            <text:p>3.17</text:p>
          </table:table-cell>
          <table:table-cell table:formula="oooc:=([.D33]/[.C33])/([.R33]/[.Q33])" office:value-type="float" office:value="0.985887523933424">
            <text:p>0.99</text:p>
          </table:table-cell>
          <table:table-cell/>
          <table:table-cell table:formula="oooc:=[.I33]^[$globals.$C$17]*[$globals.$C$24]/[.R33]*[.K33]*[.Y33]" office:value-type="float" office:value="23806265.7902841">
            <text:p>23806265.79</text:p>
          </table:table-cell>
          <table:table-cell table:formula="oooc:=[.S33]/[.H33]" office:value-type="float" office:value="7.34472476365407">
            <text:p>7.34</text:p>
          </table:table-cell>
          <table:table-cell table:formula="oooc:=[.I33]/[.J33]" office:value-type="float" office:value="220.341742909622">
            <text:p>220.34</text:p>
          </table:table-cell>
          <table:table-cell table:formula="oooc:=[.$D33]*[$globals.$C$26]/[.$K33]" office:value-type="float" office:value="438">
            <text:p>438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7000000">
            <text:p>37,000,000</text:p>
          </table:table-cell>
          <table:table-cell table:formula="oooc:=CEILING(([.R34]-[.V34]/2);[.V34])" office:value-type="float" office:value="9.3">
            <text:p>9.3</text:p>
          </table:table-cell>
          <table:table-cell table:formula="oooc:=CEILING(([.T34]-[.W34]/2);[.W34])" office:value-type="float" office:value="560">
            <text:p>560</text:p>
          </table:table-cell>
          <table:table-cell table:formula="oooc:=[.F33]" office:value-type="float" office:value="53.7540663630449">
            <text:p>53.75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10524488.4447598">
            <text:p>10524488.44</text:p>
          </table:table-cell>
          <table:table-cell table:formula="oooc:=[.AA28]/[.M34]" office:value-type="float" office:value="2.05235628442869">
            <text:p>2.05</text:p>
          </table:table-cell>
          <table:table-cell table:formula="oooc:=([.D34]/[.C34])/([.R34]/[.Q34])" office:value-type="float" office:value="0.995444722005531">
            <text:p>1</text:p>
          </table:table-cell>
          <table:table-cell/>
          <table:table-cell table:formula="oooc:=[.I34]^[$globals.$C$17]*[$globals.$C$24]/[.R34]*[.K34]*[.Y34]" office:value-type="float" office:value="36820367.7367691">
            <text:p>36820367.74</text:p>
          </table:table-cell>
          <table:table-cell table:formula="oooc:=[.S34]/[.H34]" office:value-type="float" office:value="9.29720052083333">
            <text:p>9.3</text:p>
          </table:table-cell>
          <table:table-cell table:formula="oooc:=[.I34]/[.J34]" office:value-type="float" office:value="278.916015625">
            <text:p>278.92</text:p>
          </table:table-cell>
          <table:table-cell table:formula="oooc:=[.$D34]*[$globals.$C$26]/[.$K34]" office:value-type="float" office:value="558">
            <text:p>55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45.135979180221">
            <text:p>145.14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45.135979180221">
            <text:p>145.1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6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45.135979180221">
            <text:p>145.1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6972579.558217">
            <text:p>56972579.56</text:p>
          </table:table-cell>
          <table:table-cell table:formula="oooc:=[.AA36]/[.M38]" office:value-type="float" office:value="11.3738925817436">
            <text:p>11.37</text:p>
          </table:table-cell>
          <table:table-cell table:formula="oooc:=([.D38]/[.C38])/([.R38]/[.Q38])" office:value-type="float" office:value="0.999112264665522">
            <text:p>1</text:p>
          </table:table-cell>
          <table:table-cell/>
          <table:table-cell table:formula="oooc:=[.I38]^[$globals.$C$17]*[$globals.$C$24]/[.R38]*[.K38]*[.Y38]" office:value-type="float" office:value="170846552.611063">
            <text:p>170846552.61</text:p>
          </table:table-cell>
          <table:table-cell table:formula="oooc:=[.S38]/[.H38]" office:value-type="float" office:value="3.92290341281534">
            <text:p>3.92</text:p>
          </table:table-cell>
          <table:table-cell table:formula="oooc:=[.I38]/[.J38]" office:value-type="float" office:value="353.061307153381">
            <text:p>353.06</text:p>
          </table:table-cell>
          <table:table-cell table:formula="oooc:=[.$D38]*[$globals.$C$26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60000000">
            <text:p>260,000,000</text:p>
          </table:table-cell>
          <table:table-cell table:formula="oooc:=CEILING(([.R39]-[.V39]/2);[.V39])" office:value-type="float" office:value="5">
            <text:p>5</text:p>
          </table:table-cell>
          <table:table-cell table:formula="oooc:=CEILING(([.T39]-[.W39]/2);[.W39])" office:value-type="float" office:value="300">
            <text:p>300</text:p>
          </table:table-cell>
          <table:table-cell table:formula="oooc:=[.F38]" office:value-type="float" office:value="145.135979180221">
            <text:p>145.1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8117613.6033073">
            <text:p>88117613.6</text:p>
          </table:table-cell>
          <table:table-cell table:formula="oooc:=[.AA36]/[.M39]" office:value-type="float" office:value="7.35380786544223">
            <text:p>7.35</text:p>
          </table:table-cell>
          <table:table-cell table:formula="oooc:=([.D39]/[.C39])/([.R39]/[.Q39])" office:value-type="float" office:value="1.02332935480063">
            <text:p>1.02</text:p>
          </table:table-cell>
          <table:table-cell/>
          <table:table-cell table:formula="oooc:=[.I39]^[$globals.$C$17]*[$globals.$C$24]/[.R39]*[.K39]*[.Y39]" office:value-type="float" office:value="264242739.668393">
            <text:p>264242739.67</text:p>
          </table:table-cell>
          <table:table-cell table:formula="oooc:=[.S39]/[.H39]" office:value-type="float" office:value="4.96574355424321">
            <text:p>4.97</text:p>
          </table:table-cell>
          <table:table-cell table:formula="oooc:=[.I39]/[.J39]" office:value-type="float" office:value="446.916919881889">
            <text:p>446.92</text:p>
          </table:table-cell>
          <table:table-cell table:formula="oooc:=[.$D39]*[$globals.$C$26]/[.$K39]" office:value-type="float" office:value="300">
            <text:p>30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410000000">
            <text:p>410,000,000</text:p>
          </table:table-cell>
          <table:table-cell table:formula="oooc:=CEILING(([.R40]-[.V40]/2);[.V40])" office:value-type="float" office:value="6.3">
            <text:p>6.3</text:p>
          </table:table-cell>
          <table:table-cell table:formula="oooc:=CEILING(([.T40]-[.W40]/2);[.W40])" office:value-type="float" office:value="380">
            <text:p>380</text:p>
          </table:table-cell>
          <table:table-cell table:formula="oooc:=[.F39]" office:value-type="float" office:value="145.135979180221">
            <text:p>145.1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36288612.651064">
            <text:p>136288612.65</text:p>
          </table:table-cell>
          <table:table-cell table:formula="oooc:=[.AA36]/[.M40]" office:value-type="float" office:value="4.75461586551664">
            <text:p>4.75</text:p>
          </table:table-cell>
          <table:table-cell table:formula="oooc:=([.D40]/[.C40])/([.R40]/[.Q40])" office:value-type="float" office:value="0.9990693600793">
            <text:p>1</text:p>
          </table:table-cell>
          <table:table-cell/>
          <table:table-cell table:formula="oooc:=[.I40]^[$globals.$C$17]*[$globals.$C$24]/[.R40]*[.K40]*[.Y40]" office:value-type="float" office:value="408695548.141466">
            <text:p>408695548.14</text:p>
          </table:table-cell>
          <table:table-cell table:formula="oooc:=[.S40]/[.H40]" office:value-type="float" office:value="6.28580580545349">
            <text:p>6.29</text:p>
          </table:table-cell>
          <table:table-cell table:formula="oooc:=[.I40]/[.J40]" office:value-type="float" office:value="565.722522490814">
            <text:p>565.72</text:p>
          </table:table-cell>
          <table:table-cell table:formula="oooc:=[.$D40]*[$globals.$C$26]/[.$K40]" office:value-type="float" office:value="378">
            <text:p>378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630000000">
            <text:p>630,000,000</text:p>
          </table:table-cell>
          <table:table-cell table:formula="oooc:=CEILING(([.R41]-[.V41]/2);[.V41])" office:value-type="float" office:value="8">
            <text:p>8</text:p>
          </table:table-cell>
          <table:table-cell table:formula="oooc:=CEILING(([.T41]-[.W41]/2);[.W41])" office:value-type="float" office:value="480">
            <text:p>480</text:p>
          </table:table-cell>
          <table:table-cell table:formula="oooc:=[.F40]" office:value-type="float" office:value="145.135979180221">
            <text:p>145.1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210793111.374666">
            <text:p>210793111.37</text:p>
          </table:table-cell>
          <table:table-cell table:formula="oooc:=[.AA36]/[.M41]" office:value-type="float" office:value="3.07410425214626">
            <text:p>3.07</text:p>
          </table:table-cell>
          <table:table-cell table:formula="oooc:=([.D41]/[.C41])/([.R41]/[.Q41])" office:value-type="float" office:value="1.00880808966999">
            <text:p>1.01</text:p>
          </table:table-cell>
          <table:table-cell/>
          <table:table-cell table:formula="oooc:=[.I41]^[$globals.$C$17]*[$globals.$C$24]/[.R41]*[.K41]*[.Y41]" office:value-type="float" office:value="632115952.477133">
            <text:p>632115952.48</text:p>
          </table:table-cell>
          <table:table-cell table:formula="oooc:=[.S41]/[.H41]" office:value-type="float" office:value="7.95678516062524">
            <text:p>7.96</text:p>
          </table:table-cell>
          <table:table-cell table:formula="oooc:=[.I41]/[.J41]" office:value-type="float" office:value="716.110664456271">
            <text:p>716.11</text:p>
          </table:table-cell>
          <table:table-cell table:formula="oooc:=[.$D41]*[$globals.$C$26]/[.$K41]" office:value-type="float" office:value="480">
            <text:p>4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980000000">
            <text:p>980,000,000</text:p>
          </table:table-cell>
          <table:table-cell table:formula="oooc:=CEILING(([.R42]-[.V42]/2);[.V42])" office:value-type="float" office:value="10">
            <text:p>10</text:p>
          </table:table-cell>
          <table:table-cell table:formula="oooc:=CEILING(([.T42]-[.W42]/2);[.W42])" office:value-type="float" office:value="600">
            <text:p>600</text:p>
          </table:table-cell>
          <table:table-cell table:formula="oooc:=[.F41]" office:value-type="float" office:value="145.135979180221">
            <text:p>145.1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326026767.304286">
            <text:p>326026767.3</text:p>
          </table:table-cell>
          <table:table-cell table:formula="oooc:=[.AA36]/[.M42]" office:value-type="float" office:value="1.98756686562245">
            <text:p>1.99</text:p>
          </table:table-cell>
          <table:table-cell table:formula="oooc:=([.D42]/[.C42])/([.R42]/[.Q42])" office:value-type="float" office:value="0.990497113682346">
            <text:p>0.99</text:p>
          </table:table-cell>
          <table:table-cell/>
          <table:table-cell table:formula="oooc:=[.I42]^[$globals.$C$17]*[$globals.$C$24]/[.R42]*[.K42]*[.Y42]" office:value-type="float" office:value="977672938.188612">
            <text:p>977672938.19</text:p>
          </table:table-cell>
          <table:table-cell table:formula="oooc:=[.S42]/[.H42]" office:value-type="float" office:value="10.0719672309028">
            <text:p>10.07</text:p>
          </table:table-cell>
          <table:table-cell table:formula="oooc:=[.I42]/[.J42]" office:value-type="float" office:value="906.47705078125">
            <text:p>906.48</text:p>
          </table:table-cell>
          <table:table-cell table:formula="oooc:=[.$D42]*[$globals.$C$26]/[.$K42]" office:value-type="float" office:value="600">
            <text:p>6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46.457323136225">
            <text:p>246.46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246.457323136225">
            <text:p>246.4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6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246.457323136225">
            <text:p>246.4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64892045.42764">
            <text:p>1764892045.43</text:p>
          </table:table-cell>
          <table:table-cell table:formula="oooc:=[.AA44]/[.M46]" office:value-type="float" office:value="11.0148380182028">
            <text:p>11.01</text:p>
          </table:table-cell>
          <table:table-cell table:formula="oooc:=([.D46]/[.C46])/([.R46]/[.Q46])" office:value-type="float" office:value="0.977662798766253">
            <text:p>0.98</text:p>
          </table:table-cell>
          <table:table-cell/>
          <table:table-cell table:formula="oooc:=[.I46]^[$globals.$C$17]*[$globals.$C$24]/[.R46]*[.K46]*[.Y46]" office:value-type="float" office:value="2856254158.12648">
            <text:p>2856254158.13</text:p>
          </table:table-cell>
          <table:table-cell table:formula="oooc:=[.S46]/[.H46]" office:value-type="float" office:value="6.74970146028522">
            <text:p>6.75</text:p>
          </table:table-cell>
          <table:table-cell table:formula="oooc:=[.I46]/[.J46]" office:value-type="float" office:value="1147.44924824849">
            <text:p>1147.45</text:p>
          </table:table-cell>
          <table:table-cell table:formula="oooc:=[.$D46]*[$globals.$C$26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5">
            <text:p>8.5</text:p>
          </table:table-cell>
          <table:table-cell table:formula="oooc:=CEILING(([.T47]-[.W47]/2);[.W47])" office:value-type="float" office:value="510">
            <text:p>510</text:p>
          </table:table-cell>
          <table:table-cell table:formula="oooc:=[.F46]" office:value-type="float" office:value="246.457323136225">
            <text:p>246.4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729700436.88522">
            <text:p>2729700436.89</text:p>
          </table:table-cell>
          <table:table-cell table:formula="oooc:=[.AA44]/[.M47]" office:value-type="float" office:value="7.12166058125498">
            <text:p>7.12</text:p>
          </table:table-cell>
          <table:table-cell table:formula="oooc:=([.D47]/[.C47])/([.R47]/[.Q47])" office:value-type="float" office:value="0.998846393524342">
            <text:p>1</text:p>
          </table:table-cell>
          <table:table-cell/>
          <table:table-cell table:formula="oooc:=[.I47]^[$globals.$C$17]*[$globals.$C$24]/[.R47]*[.K47]*[.Y47]" office:value-type="float" office:value="4417674295.42917">
            <text:p>4417674295.43</text:p>
          </table:table-cell>
          <table:table-cell table:formula="oooc:=[.S47]/[.H47]" office:value-type="float" office:value="8.54399993891846">
            <text:p>8.54</text:p>
          </table:table-cell>
          <table:table-cell table:formula="oooc:=[.I47]/[.J47]" office:value-type="float" office:value="1452.47998961614">
            <text:p>1452.48</text:p>
          </table:table-cell>
          <table:table-cell table:formula="oooc:=[.$D47]*[$globals.$C$26]/[.$K47]" office:value-type="float" office:value="510">
            <text:p>510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11">
            <text:p>11</text:p>
          </table:table-cell>
          <table:table-cell table:formula="oooc:=CEILING(([.T48]-[.W48]/2);[.W48])" office:value-type="float" office:value="660">
            <text:p>660</text:p>
          </table:table-cell>
          <table:table-cell table:formula="oooc:=[.F47]" office:value-type="float" office:value="246.457323136225">
            <text:p>246.4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4221937820.18317">
            <text:p>4221937820.18</text:p>
          </table:table-cell>
          <table:table-cell table:formula="oooc:=[.AA44]/[.M48]" office:value-type="float" office:value="4.6045206793587">
            <text:p>4.6</text:p>
          </table:table-cell>
          <table:table-cell table:formula="oooc:=([.D48]/[.C48])/([.R48]/[.Q48])" office:value-type="float" office:value="1.02196588952976">
            <text:p>1.02</text:p>
          </table:table-cell>
          <table:table-cell/>
          <table:table-cell table:formula="oooc:=[.I48]^[$globals.$C$17]*[$globals.$C$24]/[.R48]*[.K48]*[.Y48]" office:value-type="float" office:value="6832671429.10587">
            <text:p>6832671429.11</text:p>
          </table:table-cell>
          <table:table-cell table:formula="oooc:=[.S48]/[.H48]" office:value-type="float" office:value="10.8152835182067">
            <text:p>10.82</text:p>
          </table:table-cell>
          <table:table-cell table:formula="oooc:=[.I48]/[.J48]" office:value-type="float" office:value="1838.59819809515">
            <text:p>1838.6</text:p>
          </table:table-cell>
          <table:table-cell table:formula="oooc:=[.$D48]*[$globals.$C$26]/[.$K48]" office:value-type="float" office:value="660">
            <text:p>66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1000000000">
            <text:p>11,000,000,000</text:p>
          </table:table-cell>
          <table:table-cell table:formula="oooc:=CEILING(([.R49]-[.V49]/2);[.V49])" office:value-type="float" office:value="14">
            <text:p>14</text:p>
          </table:table-cell>
          <table:table-cell table:formula="oooc:=CEILING(([.T49]-[.W49]/2);[.W49])" office:value-type="float" office:value="840">
            <text:p>840</text:p>
          </table:table-cell>
          <table:table-cell table:formula="oooc:=[.F48]" office:value-type="float" office:value="246.457323136225">
            <text:p>246.4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529932265.32664">
            <text:p>6529932265.33</text:p>
          </table:table-cell>
          <table:table-cell table:formula="oooc:=[.AA44]/[.M49]" office:value-type="float" office:value="2.97705997705745">
            <text:p>2.98</text:p>
          </table:table-cell>
          <table:table-cell table:formula="oooc:=([.D49]/[.C49])/([.R49]/[.Q49])" office:value-type="float" office:value="0.982444780972364">
            <text:p>0.98</text:p>
          </table:table-cell>
          <table:table-cell/>
          <table:table-cell table:formula="oooc:=[.I49]^[$globals.$C$17]*[$globals.$C$24]/[.R49]*[.K49]*[.Y49]" office:value-type="float" office:value="10567868008.3825">
            <text:p>10567868008.38</text:p>
          </table:table-cell>
          <table:table-cell table:formula="oooc:=[.S49]/[.H49]" office:value-type="float" office:value="13.6903509381346">
            <text:p>13.69</text:p>
          </table:table-cell>
          <table:table-cell table:formula="oooc:=[.I49]/[.J49]" office:value-type="float" office:value="2327.35965948288">
            <text:p>2327.36</text:p>
          </table:table-cell>
          <table:table-cell table:formula="oooc:=[.$D49]*[$globals.$C$26]/[.$K49]" office:value-type="float" office:value="840">
            <text:p>84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7">
            <text:p>17</text:p>
          </table:table-cell>
          <table:table-cell table:formula="oooc:=CEILING(([.T50]-[.W50]/2);[.W50])" office:value-type="float" office:value="1000">
            <text:p>1000</text:p>
          </table:table-cell>
          <table:table-cell table:formula="oooc:=[.F49]" office:value-type="float" office:value="246.457323136225">
            <text:p>246.4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10099631308.1427">
            <text:p>10099631308.14</text:p>
          </table:table-cell>
          <table:table-cell table:formula="oooc:=[.AA44]/[.M50]" office:value-type="float" office:value="1.92482273925452">
            <text:p>1.92</text:p>
          </table:table-cell>
          <table:table-cell table:formula="oooc:=([.D50]/[.C50])/([.R50]/[.Q50])" office:value-type="float" office:value="1.00212502966876">
            <text:p>1</text:p>
          </table:table-cell>
          <table:table-cell/>
          <table:table-cell table:formula="oooc:=[.I50]^[$globals.$C$17]*[$globals.$C$24]/[.R50]*[.K50]*[.Y50]" office:value-type="float" office:value="16344973617.0335">
            <text:p>16344973617.03</text:p>
          </table:table-cell>
          <table:table-cell table:formula="oooc:=[.S50]/[.H50]" office:value-type="float" office:value="17.3297083237592">
            <text:p>17.33</text:p>
          </table:table-cell>
          <table:table-cell table:formula="oooc:=[.I50]/[.J50]" office:value-type="float" office:value="2946.05041503906">
            <text:p>2946.05</text:p>
          </table:table-cell>
          <table:table-cell table:formula="oooc:=[.$D50]*[$globals.$C$26]/[.$K50]" office:value-type="float" office:value="1020">
            <text:p>102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48.904409998123">
            <text:p>448.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448.904409998123">
            <text:p>448.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6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2000000000">
            <text:p>52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448.904409998123">
            <text:p>448.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4672685635.2163">
            <text:p>54672685635.22</text:p>
          </table:table-cell>
          <table:table-cell table:formula="oooc:=[.AA52]/[.M54]" office:value-type="float" office:value="10.6671182003238">
            <text:p>10.67</text:p>
          </table:table-cell>
          <table:table-cell table:formula="oooc:=([.D54]/[.C54])/([.R54]/[.Q54])" office:value-type="float" office:value="1.03333402443601">
            <text:p>1.03</text:p>
          </table:table-cell>
          <table:table-cell/>
          <table:table-cell table:formula="oooc:=[.I54]^[$globals.$C$17]*[$globals.$C$24]/[.R54]*[.K54]*[.Y54]" office:value-type="float" office:value="52047537940.3499">
            <text:p>52047537940.35</text:p>
          </table:table-cell>
          <table:table-cell table:formula="oooc:=[.S54]/[.H54]" office:value-type="float" office:value="10.6548858765931">
            <text:p>10.65</text:p>
          </table:table-cell>
          <table:table-cell table:formula="oooc:=[.I54]/[.J54]" office:value-type="float" office:value="3729.21005680758">
            <text:p>3729.21</text:p>
          </table:table-cell>
          <table:table-cell table:formula="oooc:=[.$D54]*[$globals.$C$26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81000000000">
            <text:p>81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448.904409998123">
            <text:p>448.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4560443371.4682">
            <text:p>84560443371.47</text:p>
          </table:table-cell>
          <table:table-cell table:formula="oooc:=[.AA52]/[.M55]" office:value-type="float" office:value="6.8968417944315">
            <text:p>6.9</text:p>
          </table:table-cell>
          <table:table-cell table:formula="oooc:=([.D55]/[.C55])/([.R55]/[.Q55])" office:value-type="float" office:value="0.957921438209847">
            <text:p>0.96</text:p>
          </table:table-cell>
          <table:table-cell/>
          <table:table-cell table:formula="oooc:=[.I55]^[$globals.$C$17]*[$globals.$C$24]/[.R55]*[.K55]*[.Y55]" office:value-type="float" office:value="80500213836.1095">
            <text:p>80500213836.11</text:p>
          </table:table-cell>
          <table:table-cell table:formula="oooc:=[.S55]/[.H55]" office:value-type="float" office:value="13.4873141892927">
            <text:p>13.49</text:p>
          </table:table-cell>
          <table:table-cell table:formula="oooc:=[.I55]/[.J55]" office:value-type="float" office:value="4720.55996625245">
            <text:p>4720.56</text:p>
          </table:table-cell>
          <table:table-cell table:formula="oooc:=[.$D55]*[$globals.$C$26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448.904409998123">
            <text:p>448.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30786854534.423">
            <text:p>130786854534.42</text:p>
          </table:table-cell>
          <table:table-cell table:formula="oooc:=[.AA52]/[.M56]" office:value-type="float" office:value="4.45916374452221">
            <text:p>4.46</text:p>
          </table:table-cell>
          <table:table-cell table:formula="oooc:=([.D56]/[.C56])/([.R56]/[.Q56])" office:value-type="float" office:value="1.03314054642911">
            <text:p>1.03</text:p>
          </table:table-cell>
          <table:table-cell/>
          <table:table-cell table:formula="oooc:=[.I56]^[$globals.$C$17]*[$globals.$C$24]/[.R56]*[.K56]*[.Y56]" office:value-type="float" office:value="124507031150.757">
            <text:p>124507031150.76</text:p>
          </table:table-cell>
          <table:table-cell table:formula="oooc:=[.S56]/[.H56]" office:value-type="float" office:value="17.0726975537406">
            <text:p>17.07</text:p>
          </table:table-cell>
          <table:table-cell table:formula="oooc:=[.I56]/[.J56]" office:value-type="float" office:value="5975.44414380922">
            <text:p>5975.44</text:p>
          </table:table-cell>
          <table:table-cell table:formula="oooc:=[.$D56]*[$globals.$C$26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90000000000">
            <text:p>190,000,000,000</text:p>
          </table:table-cell>
          <table:table-cell table:formula="oooc:=CEILING(([.R57]-[.V57]/2);[.V57])" office:value-type="float" office:value="22">
            <text:p>22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448.904409998123">
            <text:p>448.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202283723180.901">
            <text:p>202283723180.9</text:p>
          </table:table-cell>
          <table:table-cell table:formula="oooc:=[.AA52]/[.M57]" office:value-type="float" office:value="2.88307922569947">
            <text:p>2.88</text:p>
          </table:table-cell>
          <table:table-cell table:formula="oooc:=([.D57]/[.C57])/([.R57]/[.Q57])" office:value-type="float" office:value="1.03176545273491">
            <text:p>1.03</text:p>
          </table:table-cell>
          <table:table-cell/>
          <table:table-cell table:formula="oooc:=[.I57]^[$globals.$C$17]*[$globals.$C$24]/[.R57]*[.K57]*[.Y57]" office:value-type="float" office:value="192570927047.922">
            <text:p>192570927047.92</text:p>
          </table:table-cell>
          <table:table-cell table:formula="oooc:=[.S57]/[.H57]" office:value-type="float" office:value="21.6111968380553">
            <text:p>21.61</text:p>
          </table:table-cell>
          <table:table-cell table:formula="oooc:=[.I57]/[.J57]" office:value-type="float" office:value="7563.91889331937">
            <text:p>7563.92</text:p>
          </table:table-cell>
          <table:table-cell table:formula="oooc:=[.$D57]*[$globals.$C$26]/[.$K57]" office:value-type="float" office:value="1320">
            <text:p>13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300000000000">
            <text:p>300,000,000,000</text:p>
          </table:table-cell>
          <table:table-cell table:formula="oooc:=CEILING(([.R58]-[.V58]/2);[.V58])" office:value-type="float" office:value="27">
            <text:p>27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448.904409998123">
            <text:p>448.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312865576663.576">
            <text:p>312865576663.58</text:p>
          </table:table-cell>
          <table:table-cell table:formula="oooc:=[.AA52]/[.M58]" office:value-type="float" office:value="1.86405933889977">
            <text:p>1.86</text:p>
          </table:table-cell>
          <table:table-cell table:formula="oooc:=([.D58]/[.C58])/([.R58]/[.Q58])" office:value-type="float" office:value="0.97988381180912">
            <text:p>0.98</text:p>
          </table:table-cell>
          <table:table-cell/>
          <table:table-cell table:formula="oooc:=[.I58]^[$globals.$C$17]*[$globals.$C$24]/[.R58]*[.K58]*[.Y58]" office:value-type="float" office:value="297843114572.334">
            <text:p>297843114572.34</text:p>
          </table:table-cell>
          <table:table-cell table:formula="oooc:=[.S58]/[.H58]" office:value-type="float" office:value="27.3561824253627">
            <text:p>27.36</text:p>
          </table:table-cell>
          <table:table-cell table:formula="oooc:=[.I58]/[.J58]" office:value-type="float" office:value="9574.66384887695">
            <text:p>9574.66</text:p>
          </table:table-cell>
          <table:table-cell table:formula="oooc:=[.$D58]*[$globals.$C$26]/[.$K58]" office:value-type="float" office:value="1620">
            <text:p>16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6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20.1066721171093">
            <text:p>20.11</text:p>
          </table:table-cell>
          <table:table-cell table:formula="oooc:=[.AA4]/[.M6]" office:value-type="float" office:value="39.7877876229582">
            <text:p>39.79</text:p>
          </table:table-cell>
          <table:table-cell table:formula="oooc:=([.D6]/[.C6])/([.R6]/[.Q6])" office:value-type="float" office:value="1.00046213741435">
            <text:p>1</text:p>
          </table:table-cell>
          <table:table-cell/>
          <table:table-cell table:formula="oooc:=[.I6]^[$globals.$C$17]*[$globals.$C$24]/[.R6]*[.K6]*[.Y6]" office:value-type="float" office:value="170.906712995429">
            <text:p>170.91</text:p>
          </table:table-cell>
          <table:table-cell table:formula="oooc:=[.S6]/[.H6]" office:value-type="float" office:value="5.72775454370128">
            <text:p>5.73</text:p>
          </table:table-cell>
          <table:table-cell table:formula="oooc:=[.I6]/[.J6]" office:value-type="float" office:value="9.73718272429218">
            <text:p>9.74</text:p>
          </table:table-cell>
          <table:table-cell table:formula="oooc:=[.$D6]*[$globals.$C$26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60">
            <text:p>260</text:p>
          </table:table-cell>
          <table:table-cell table:formula="oooc:=CEILING(([.R7]-[.V7]/2);[.V7])" office:value-type="float" office:value="7.3">
            <text:p>7.3</text:p>
          </table:table-cell>
          <table:table-cell table:formula="oooc:=CEILING(([.T7]-[.W7]/2);[.W7])" office:value-type="float" office:value="440">
            <text:p>44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31.0983279711493">
            <text:p>31.1</text:p>
          </table:table-cell>
          <table:table-cell table:formula="oooc:=[.AA4]/[.M7]" office:value-type="float" office:value="25.7248557138564">
            <text:p>25.72</text:p>
          </table:table-cell>
          <table:table-cell table:formula="oooc:=([.D7]/[.C7])/([.R7]/[.Q7])" office:value-type="float" office:value="1.02363330243104">
            <text:p>1.02</text:p>
          </table:table-cell>
          <table:table-cell/>
          <table:table-cell table:formula="oooc:=[.I7]^[$globals.$C$17]*[$globals.$C$24]/[.R7]*[.K7]*[.Y7]" office:value-type="float" office:value="264.335787754769">
            <text:p>264.34</text:p>
          </table:table-cell>
          <table:table-cell table:formula="oooc:=[.S7]/[.H7]" office:value-type="float" office:value="7.25038503694884">
            <text:p>7.25</text:p>
          </table:table-cell>
          <table:table-cell table:formula="oooc:=[.I7]/[.J7]" office:value-type="float" office:value="12.325654562813">
            <text:p>12.33</text:p>
          </table:table-cell>
          <table:table-cell table:formula="oooc:=[.$D7]*[$globals.$C$26]/[.$K7]" office:value-type="float" office:value="438">
            <text:p>43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410">
            <text:p>410</text:p>
          </table:table-cell>
          <table:table-cell table:formula="oooc:=CEILING(([.R8]-[.V8]/2);[.V8])" office:value-type="float" office:value="9.2">
            <text:p>9.2</text:p>
          </table:table-cell>
          <table:table-cell table:formula="oooc:=CEILING(([.T8]-[.W8]/2);[.W8])" office:value-type="float" office:value="550">
            <text:p>55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8.0987603004791">
            <text:p>48.1</text:p>
          </table:table-cell>
          <table:table-cell table:formula="oooc:=[.AA4]/[.M8]" office:value-type="float" office:value="16.6324453063301">
            <text:p>16.63</text:p>
          </table:table-cell>
          <table:table-cell table:formula="oooc:=([.D8]/[.C8])/([.R8]/[.Q8])" office:value-type="float" office:value="0.999583402785032">
            <text:p>1</text:p>
          </table:table-cell>
          <table:table-cell/>
          <table:table-cell table:formula="oooc:=[.I8]^[$globals.$C$17]*[$globals.$C$24]/[.R8]*[.K8]*[.Y8]" office:value-type="float" office:value="408.839462554073">
            <text:p>408.84</text:p>
          </table:table-cell>
          <table:table-cell table:formula="oooc:=[.S8]/[.H8]" office:value-type="float" office:value="9.17778211041182">
            <text:p>9.18</text:p>
          </table:table-cell>
          <table:table-cell table:formula="oooc:=[.I8]/[.J8]" office:value-type="float" office:value="15.6022295877001">
            <text:p>15.6</text:p>
          </table:table-cell>
          <table:table-cell table:formula="oooc:=[.$D8]*[$globals.$C$26]/[.$K8]" office:value-type="float" office:value="552">
            <text:p>552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630">
            <text:p>6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74.3927694308591">
            <text:p>74.39</text:p>
          </table:table-cell>
          <table:table-cell table:formula="oooc:=[.AA4]/[.M9]" office:value-type="float" office:value="10.7537332743543">
            <text:p>10.75</text:p>
          </table:table-cell>
          <table:table-cell table:formula="oooc:=([.D9]/[.C9])/([.R9]/[.Q9])" office:value-type="float" office:value="1.03675451118257">
            <text:p>1.04</text:p>
          </table:table-cell>
          <table:table-cell/>
          <table:table-cell table:formula="oooc:=[.I9]^[$globals.$C$17]*[$globals.$C$24]/[.R9]*[.K9]*[.Y9]" office:value-type="float" office:value="632.338540162302">
            <text:p>632.34</text:p>
          </table:table-cell>
          <table:table-cell table:formula="oooc:=[.S9]/[.H9]" office:value-type="float" office:value="11.6175463836666">
            <text:p>11.62</text:p>
          </table:table-cell>
          <table:table-cell table:formula="oooc:=[.I9]/[.J9]" office:value-type="float" office:value="19.7498288522332">
            <text:p>19.75</text:p>
          </table:table-cell>
          <table:table-cell table:formula="oooc:=[.$D9]*[$globals.$C$26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80">
            <text:p>98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15.06084791">
            <text:p>115.06</text:p>
          </table:table-cell>
          <table:table-cell table:formula="oooc:=[.AA4]/[.M10]" office:value-type="float" office:value="6.95284290470167">
            <text:p>6.95</text:p>
          </table:table-cell>
          <table:table-cell table:formula="oooc:=([.D10]/[.C10])/([.R10]/[.Q10])" office:value-type="float" office:value="1.01793627691806">
            <text:p>1.02</text:p>
          </table:table-cell>
          <table:table-cell/>
          <table:table-cell table:formula="oooc:=[.I10]^[$globals.$C$17]*[$globals.$C$24]/[.R10]*[.K10]*[.Y10]" office:value-type="float" office:value="978.017207234998">
            <text:p>978.02</text:p>
          </table:table-cell>
          <table:table-cell table:formula="oooc:=[.S10]/[.H10]" office:value-type="float" office:value="14.7058823529412">
            <text:p>14.71</text:p>
          </table:table-cell>
          <table:table-cell table:formula="oooc:=[.I10]/[.J10]" office:value-type="float" office:value="25">
            <text:p>25</text:p>
          </table:table-cell>
          <table:table-cell table:formula="oooc:=[.$D10]*[$globals.$C$26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55263157894737">
            <text:p>3.55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55263157894737">
            <text:p>3.55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6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900">
            <text:p>5,900</text:p>
          </table:table-cell>
          <table:table-cell table:formula="oooc:=CEILING(([.R14]-[.V14]/2);[.V14])" office:value-type="float" office:value="4.8">
            <text:p>4.8</text:p>
          </table:table-cell>
          <table:table-cell table:formula="oooc:=CEILING(([.T14]-[.W14]/2);[.W14])" office:value-type="float" office:value="290">
            <text:p>290</text:p>
          </table:table-cell>
          <table:table-cell table:formula="oooc:=[.F13]" office:value-type="float" office:value="3.55263157894737">
            <text:p>3.55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9.125301689368">
            <text:p>479.13</text:p>
          </table:table-cell>
          <table:table-cell table:formula="oooc:=[.AA12]/[.M14]" office:value-type="float" office:value="50.0912807471812">
            <text:p>50.09</text:p>
          </table:table-cell>
          <table:table-cell table:formula="oooc:=([.D14]/[.C14])/([.R14]/[.Q14])" office:value-type="float" office:value="1.00109930703706">
            <text:p>1</text:p>
          </table:table-cell>
          <table:table-cell/>
          <table:table-cell table:formula="oooc:=[.I14]^[$globals.$C$17]*[$globals.$C$24]/[.R14]*[.K14]*[.Y14]" office:value-type="float" office:value="5886.39656361223">
            <text:p>5886.4</text:p>
          </table:table-cell>
          <table:table-cell table:formula="oooc:=[.S14]/[.H14]" office:value-type="float" office:value="4.78367407094587">
            <text:p>4.78</text:p>
          </table:table-cell>
          <table:table-cell table:formula="oooc:=[.I14]/[.J14]" office:value-type="float" office:value="41.1395970101345">
            <text:p>41.14</text:p>
          </table:table-cell>
          <table:table-cell table:formula="oooc:=[.$D14]*[$globals.$C$26]/[.$K14]" office:value-type="float" office:value="288">
            <text:p>28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100">
            <text:p>9,100</text:p>
          </table:table-cell>
          <table:table-cell table:formula="oooc:=CEILING(([.R15]-[.V15]/2);[.V15])" office:value-type="float" office:value="6.1">
            <text:p>6.1</text:p>
          </table:table-cell>
          <table:table-cell table:formula="oooc:=CEILING(([.T15]-[.W15]/2);[.W15])" office:value-type="float" office:value="370">
            <text:p>370</text:p>
          </table:table-cell>
          <table:table-cell table:formula="oooc:=[.F14]" office:value-type="float" office:value="3.55263157894737">
            <text:p>3.55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41.047334159939">
            <text:p>741.05</text:p>
          </table:table-cell>
          <table:table-cell table:formula="oooc:=[.AA12]/[.M15]" office:value-type="float" office:value="32.3865951521258">
            <text:p>32.39</text:p>
          </table:table-cell>
          <table:table-cell table:formula="oooc:=([.D15]/[.C15])/([.R15]/[.Q15])" office:value-type="float" office:value="1.00785150595254">
            <text:p>1.01</text:p>
          </table:table-cell>
          <table:table-cell/>
          <table:table-cell table:formula="oooc:=[.I15]^[$globals.$C$17]*[$globals.$C$24]/[.R15]*[.K15]*[.Y15]" office:value-type="float" office:value="9104.29581967924">
            <text:p>9104.3</text:p>
          </table:table-cell>
          <table:table-cell table:formula="oooc:=[.S15]/[.H15]" office:value-type="float" office:value="6.05533610789361">
            <text:p>6.06</text:p>
          </table:table-cell>
          <table:table-cell table:formula="oooc:=[.I15]/[.J15]" office:value-type="float" office:value="52.0758905278851">
            <text:p>52.08</text:p>
          </table:table-cell>
          <table:table-cell table:formula="oooc:=[.$D15]*[$globals.$C$26]/[.$K15]" office:value-type="float" office:value="366">
            <text:p>366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4000">
            <text:p>14,000</text:p>
          </table:table-cell>
          <table:table-cell table:formula="oooc:=CEILING(([.R16]-[.V16]/2);[.V16])" office:value-type="float" office:value="7.7">
            <text:p>7.7</text:p>
          </table:table-cell>
          <table:table-cell table:formula="oooc:=CEILING(([.T16]-[.W16]/2);[.W16])" office:value-type="float" office:value="460">
            <text:p>460</text:p>
          </table:table-cell>
          <table:table-cell table:formula="oooc:=[.F15]" office:value-type="float" office:value="3.55263157894737">
            <text:p>3.55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146.15352086245">
            <text:p>1146.15</text:p>
          </table:table-cell>
          <table:table-cell table:formula="oooc:=[.AA12]/[.M16]" office:value-type="float" office:value="20.939603258332">
            <text:p>20.94</text:p>
          </table:table-cell>
          <table:table-cell table:formula="oooc:=([.D16]/[.C16])/([.R16]/[.Q16])" office:value-type="float" office:value="1.01039448543954">
            <text:p>1.01</text:p>
          </table:table-cell>
          <table:table-cell/>
          <table:table-cell table:formula="oooc:=[.I16]^[$globals.$C$17]*[$globals.$C$24]/[.R16]*[.K16]*[.Y16]" office:value-type="float" office:value="14081.3146848815">
            <text:p>14081.31</text:p>
          </table:table-cell>
          <table:table-cell table:formula="oooc:=[.S16]/[.H16]" office:value-type="float" office:value="7.66504883814337">
            <text:p>7.67</text:p>
          </table:table-cell>
          <table:table-cell table:formula="oooc:=[.I16]/[.J16]" office:value-type="float" office:value="65.919420008033">
            <text:p>65.92</text:p>
          </table:table-cell>
          <table:table-cell table:formula="oooc:=[.$D16]*[$globals.$C$26]/[.$K16]" office:value-type="float" office:value="462">
            <text:p>46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9.7">
            <text:p>9.7</text:p>
          </table:table-cell>
          <table:table-cell table:formula="oooc:=CEILING(([.T17]-[.W17]/2);[.W17])" office:value-type="float" office:value="580">
            <text:p>580</text:p>
          </table:table-cell>
          <table:table-cell table:formula="oooc:=[.F16]" office:value-type="float" office:value="3.55263157894737">
            <text:p>3.55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772.71792614244">
            <text:p>1772.72</text:p>
          </table:table-cell>
          <table:table-cell table:formula="oooc:=[.AA12]/[.M17]" office:value-type="float" office:value="13.5385329194621">
            <text:p>13.54</text:p>
          </table:table-cell>
          <table:table-cell table:formula="oooc:=([.D17]/[.C17])/([.R17]/[.Q17])" office:value-type="float" office:value="0.989686172606091">
            <text:p>0.99</text:p>
          </table:table-cell>
          <table:table-cell/>
          <table:table-cell table:formula="oooc:=[.I17]^[$globals.$C$17]*[$globals.$C$24]/[.R17]*[.K17]*[.Y17]" office:value-type="float" office:value="21779.1059497499">
            <text:p>21779.11</text:p>
          </table:table-cell>
          <table:table-cell table:formula="oooc:=[.S17]/[.H17]" office:value-type="float" office:value="9.70267754659131">
            <text:p>9.7</text:p>
          </table:table-cell>
          <table:table-cell table:formula="oooc:=[.I17]/[.J17]" office:value-type="float" office:value="83.4430269006852">
            <text:p>83.44</text:p>
          </table:table-cell>
          <table:table-cell table:formula="oooc:=[.$D17]*[$globals.$C$26]/[.$K17]" office:value-type="float" office:value="582">
            <text:p>582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55263157894737">
            <text:p>3.55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741.80446900523">
            <text:p>2741.8</text:p>
          </table:table-cell>
          <table:table-cell table:formula="oooc:=[.AA12]/[.M18]" office:value-type="float" office:value="8.75335942854729">
            <text:p>8.75</text:p>
          </table:table-cell>
          <table:table-cell table:formula="oooc:=([.D18]/[.C18])/([.R18]/[.Q18])" office:value-type="float" office:value="0.967990175458811">
            <text:p>0.97</text:p>
          </table:table-cell>
          <table:table-cell/>
          <table:table-cell table:formula="oooc:=[.I18]^[$globals.$C$17]*[$globals.$C$24]/[.R18]*[.K18]*[.Y18]" office:value-type="float" office:value="33685.0263334928">
            <text:p>33685.03</text:p>
          </table:table-cell>
          <table:table-cell table:formula="oooc:=[.S18]/[.H18]" office:value-type="float" office:value="12.281976744186">
            <text:p>12.28</text:p>
          </table:table-cell>
          <table:table-cell table:formula="oooc:=[.I18]/[.J18]" office:value-type="float" office:value="105.625">
            <text:p>105.63</text:p>
          </table:table-cell>
          <table:table-cell table:formula="oooc:=[.$D18]*[$globals.$C$26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9901315789474">
            <text:p>11.9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9901315789474">
            <text:p>11.9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6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00000">
            <text:p>20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9901315789474">
            <text:p>11.9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9294.9972136296">
            <text:p>19295</text:p>
          </table:table-cell>
          <table:table-cell table:formula="oooc:=[.AA20]/[.M22]" office:value-type="float" office:value="37.3153720639776">
            <text:p>37.32</text:p>
          </table:table-cell>
          <table:table-cell table:formula="oooc:=([.D22]/[.C22])/([.R22]/[.Q22])" office:value-type="float" office:value="0.98109818521906">
            <text:p>0.98</text:p>
          </table:table-cell>
          <table:table-cell/>
          <table:table-cell table:formula="oooc:=[.I22]^[$globals.$C$17]*[$globals.$C$24]/[.R22]*[.K22]*[.Y22]" office:value-type="float" office:value="196887.72666969">
            <text:p>196887.73</text:p>
          </table:table-cell>
          <table:table-cell table:formula="oooc:=[.S22]/[.H22]" office:value-type="float" office:value="4.11395970101345">
            <text:p>4.11</text:p>
          </table:table-cell>
          <table:table-cell table:formula="oooc:=[.I22]/[.J22]" office:value-type="float" office:value="102.848992525336">
            <text:p>102.85</text:p>
          </table:table-cell>
          <table:table-cell table:formula="oooc:=[.$D22]*[$globals.$C$26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00000">
            <text:p>300,000</text:p>
          </table:table-cell>
          <table:table-cell table:formula="oooc:=CEILING(([.R23]-[.V23]/2);[.V23])" office:value-type="float" office:value="5.2">
            <text:p>5.2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9901315789474">
            <text:p>11.9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9842.9371134606">
            <text:p>29842.94</text:p>
          </table:table-cell>
          <table:table-cell table:formula="oooc:=[.AA20]/[.M23]" office:value-type="float" office:value="24.1263116047396">
            <text:p>24.13</text:p>
          </table:table-cell>
          <table:table-cell table:formula="oooc:=([.D23]/[.C23])/([.R23]/[.Q23])" office:value-type="float" office:value="1.01358662621063">
            <text:p>1.01</text:p>
          </table:table-cell>
          <table:table-cell/>
          <table:table-cell table:formula="oooc:=[.I23]^[$globals.$C$17]*[$globals.$C$24]/[.R23]*[.K23]*[.Y23]" office:value-type="float" office:value="304519.766463884">
            <text:p>304519.77</text:p>
          </table:table-cell>
          <table:table-cell table:formula="oooc:=[.S23]/[.H23]" office:value-type="float" office:value="5.20758905278851">
            <text:p>5.21</text:p>
          </table:table-cell>
          <table:table-cell table:formula="oooc:=[.I23]/[.J23]" office:value-type="float" office:value="130.189726319713">
            <text:p>130.19</text:p>
          </table:table-cell>
          <table:table-cell table:formula="oooc:=[.$D23]*[$globals.$C$26]/[.$K23]" office:value-type="float" office:value="312">
            <text:p>31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70000">
            <text:p>470,000</text:p>
          </table:table-cell>
          <table:table-cell table:formula="oooc:=CEILING(([.R24]-[.V24]/2);[.V24])" office:value-type="float" office:value="6.6">
            <text:p>6.6</text:p>
          </table:table-cell>
          <table:table-cell table:formula="oooc:=CEILING(([.T24]-[.W24]/2);[.W24])" office:value-type="float" office:value="400">
            <text:p>400</text:p>
          </table:table-cell>
          <table:table-cell table:formula="oooc:=[.F23]" office:value-type="float" office:value="11.9901315789474">
            <text:p>11.9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6157.0885809127">
            <text:p>46157.09</text:p>
          </table:table-cell>
          <table:table-cell table:formula="oooc:=[.AA20]/[.M24]" office:value-type="float" office:value="15.5989041366387">
            <text:p>15.6</text:p>
          </table:table-cell>
          <table:table-cell table:formula="oooc:=([.D24]/[.C24])/([.R24]/[.Q24])" office:value-type="float" office:value="1.00333285000168">
            <text:p>1</text:p>
          </table:table-cell>
          <table:table-cell/>
          <table:table-cell table:formula="oooc:=[.I24]^[$globals.$C$17]*[$globals.$C$24]/[.R24]*[.K24]*[.Y24]" office:value-type="float" office:value="470990.699805232">
            <text:p>470990.7</text:p>
          </table:table-cell>
          <table:table-cell table:formula="oooc:=[.S24]/[.H24]" office:value-type="float" office:value="6.5919420008033">
            <text:p>6.59</text:p>
          </table:table-cell>
          <table:table-cell table:formula="oooc:=[.I24]/[.J24]" office:value-type="float" office:value="164.798550020082">
            <text:p>164.8</text:p>
          </table:table-cell>
          <table:table-cell table:formula="oooc:=[.$D24]*[$globals.$C$26]/[.$K24]" office:value-type="float" office:value="396">
            <text:p>39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730000">
            <text:p>730,000</text:p>
          </table:table-cell>
          <table:table-cell table:formula="oooc:=CEILING(([.R25]-[.V25]/2);[.V25])" office:value-type="float" office:value="8.3">
            <text:p>8.3</text:p>
          </table:table-cell>
          <table:table-cell table:formula="oooc:=CEILING(([.T25]-[.W25]/2);[.W25])" office:value-type="float" office:value="500">
            <text:p>500</text:p>
          </table:table-cell>
          <table:table-cell table:formula="oooc:=[.F24]" office:value-type="float" office:value="11.9901315789474">
            <text:p>11.9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71389.6496905217">
            <text:p>71389.65</text:p>
          </table:table-cell>
          <table:table-cell table:formula="oooc:=[.AA20]/[.M25]" office:value-type="float" office:value="10.0854956302663">
            <text:p>10.09</text:p>
          </table:table-cell>
          <table:table-cell table:formula="oooc:=([.D25]/[.C25])/([.R25]/[.Q25])" office:value-type="float" office:value="0.992600198426097">
            <text:p>0.99</text:p>
          </table:table-cell>
          <table:table-cell/>
          <table:table-cell table:formula="oooc:=[.I25]^[$globals.$C$17]*[$globals.$C$24]/[.R25]*[.K25]*[.Y25]" office:value-type="float" office:value="728465.813168589">
            <text:p>728465.81</text:p>
          </table:table-cell>
          <table:table-cell table:formula="oooc:=[.S25]/[.H25]" office:value-type="float" office:value="8.34430269006852">
            <text:p>8.34</text:p>
          </table:table-cell>
          <table:table-cell table:formula="oooc:=[.I25]/[.J25]" office:value-type="float" office:value="208.607567251713">
            <text:p>208.61</text:p>
          </table:table-cell>
          <table:table-cell table:formula="oooc:=[.$D25]*[$globals.$C$26]/[.$K25]" office:value-type="float" office:value="498">
            <text:p>49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100000">
            <text:p>1,10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11.9901315789474">
            <text:p>11.9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10416.021452509">
            <text:p>110416.02</text:p>
          </table:table-cell>
          <table:table-cell table:formula="oooc:=[.AA20]/[.M26]" office:value-type="float" office:value="6.52079282090127">
            <text:p>6.52</text:p>
          </table:table-cell>
          <table:table-cell table:formula="oooc:=([.D26]/[.C26])/([.R26]/[.Q26])" office:value-type="float" office:value="1.06669263569626">
            <text:p>1.07</text:p>
          </table:table-cell>
          <table:table-cell/>
          <table:table-cell table:formula="oooc:=[.I26]^[$globals.$C$17]*[$globals.$C$24]/[.R26]*[.K26]*[.Y26]" office:value-type="float" office:value="1126694.09645417">
            <text:p>1126694.1</text:p>
          </table:table-cell>
          <table:table-cell table:formula="oooc:=[.S26]/[.H26]" office:value-type="float" office:value="10.5625">
            <text:p>10.56</text:p>
          </table:table-cell>
          <table:table-cell table:formula="oooc:=[.I26]/[.J26]" office:value-type="float" office:value="264.0625">
            <text:p>264.06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0.1190343443354">
            <text:p>20.12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20.1190343443354">
            <text:p>20.1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6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20.1190343443354">
            <text:p>20.1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97718.891490351">
            <text:p>597718.89</text:p>
          </table:table-cell>
          <table:table-cell table:formula="oooc:=[.AA28]/[.M30]" office:value-type="float" office:value="36.1373888420067">
            <text:p>36.14</text:p>
          </table:table-cell>
          <table:table-cell table:formula="oooc:=([.D30]/[.C30])/([.R30]/[.Q30])" office:value-type="float" office:value="1.00803242996276">
            <text:p>1.01</text:p>
          </table:table-cell>
          <table:table-cell/>
          <table:table-cell table:formula="oooc:=[.I30]^[$globals.$C$17]*[$globals.$C$24]/[.R30]*[.K30]*[.Y30]" office:value-type="float" office:value="3136717.21481817">
            <text:p>3136717.21</text:p>
          </table:table-cell>
          <table:table-cell table:formula="oooc:=[.S30]/[.H30]" office:value-type="float" office:value="7.4279827934965">
            <text:p>7.43</text:p>
          </table:table-cell>
          <table:table-cell table:formula="oooc:=[.I30]/[.J30]" office:value-type="float" office:value="334.259225707343">
            <text:p>334.26</text:p>
          </table:table-cell>
          <table:table-cell table:formula="oooc:=[.$D30]*[$globals.$C$26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900000">
            <text:p>4,900,000</text:p>
          </table:table-cell>
          <table:table-cell table:formula="oooc:=CEILING(([.R31]-[.V31]/2);[.V31])" office:value-type="float" office:value="9.4">
            <text:p>9.4</text:p>
          </table:table-cell>
          <table:table-cell table:formula="oooc:=CEILING(([.T31]-[.W31]/2);[.W31])" office:value-type="float" office:value="560">
            <text:p>560</text:p>
          </table:table-cell>
          <table:table-cell table:formula="oooc:=[.F30]" office:value-type="float" office:value="20.1190343443354">
            <text:p>20.1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924472.136107578">
            <text:p>924472.14</text:p>
          </table:table-cell>
          <table:table-cell table:formula="oooc:=[.AA28]/[.M31]" office:value-type="float" office:value="23.3646847280278">
            <text:p>23.36</text:p>
          </table:table-cell>
          <table:table-cell table:formula="oooc:=([.D31]/[.C31])/([.R31]/[.Q31])" office:value-type="float" office:value="0.989820452445274">
            <text:p>0.99</text:p>
          </table:table-cell>
          <table:table-cell/>
          <table:table-cell table:formula="oooc:=[.I31]^[$globals.$C$17]*[$globals.$C$24]/[.R31]*[.K31]*[.Y31]" office:value-type="float" office:value="4851457.27403394">
            <text:p>4851457.27</text:p>
          </table:table-cell>
          <table:table-cell table:formula="oooc:=[.S31]/[.H31]" office:value-type="float" office:value="9.40259134531258">
            <text:p>9.4</text:p>
          </table:table-cell>
          <table:table-cell table:formula="oooc:=[.I31]/[.J31]" office:value-type="float" office:value="423.116610539066">
            <text:p>423.12</text:p>
          </table:table-cell>
          <table:table-cell table:formula="oooc:=[.$D31]*[$globals.$C$26]/[.$K31]" office:value-type="float" office:value="564">
            <text:p>564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500000">
            <text:p>7,5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20.1190343443354">
            <text:p>20.1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429850.62477836">
            <text:p>1429850.62</text:p>
          </table:table-cell>
          <table:table-cell table:formula="oooc:=[.AA28]/[.M32]" office:value-type="float" office:value="15.1064730998374">
            <text:p>15.11</text:p>
          </table:table-cell>
          <table:table-cell table:formula="oooc:=([.D32]/[.C32])/([.R32]/[.Q32])" office:value-type="float" office:value="1.00870646368756">
            <text:p>1.01</text:p>
          </table:table-cell>
          <table:table-cell/>
          <table:table-cell table:formula="oooc:=[.I32]^[$globals.$C$17]*[$globals.$C$24]/[.R32]*[.K32]*[.Y32]" office:value-type="float" office:value="7503589.28455118">
            <text:p>7503589.28</text:p>
          </table:table-cell>
          <table:table-cell table:formula="oooc:=[.S32]/[.H32]" office:value-type="float" office:value="11.9021175014504">
            <text:p>11.9</text:p>
          </table:table-cell>
          <table:table-cell table:formula="oooc:=[.I32]/[.J32]" office:value-type="float" office:value="535.595287565268">
            <text:p>535.6</text:p>
          </table:table-cell>
          <table:table-cell table:formula="oooc:=[.$D32]*[$globals.$C$26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2000000">
            <text:p>12,000,000</text:p>
          </table:table-cell>
          <table:table-cell table:formula="oooc:=CEILING(([.R33]-[.V33]/2);[.V33])" office:value-type="float" office:value="15">
            <text:p>15</text:p>
          </table:table-cell>
          <table:table-cell table:formula="oooc:=CEILING(([.T33]-[.W33]/2);[.W33])" office:value-type="float" office:value="900">
            <text:p>900</text:p>
          </table:table-cell>
          <table:table-cell table:formula="oooc:=[.F32]" office:value-type="float" office:value="20.1190343443354">
            <text:p>20.1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211502.89914327">
            <text:p>2211502.9</text:p>
          </table:table-cell>
          <table:table-cell table:formula="oooc:=[.AA28]/[.M33]" office:value-type="float" office:value="9.76711358070922">
            <text:p>9.77</text:p>
          </table:table-cell>
          <table:table-cell table:formula="oooc:=([.D33]/[.C33])/([.R33]/[.Q33])" office:value-type="float" office:value="0.962886295314259">
            <text:p>0.96</text:p>
          </table:table-cell>
          <table:table-cell/>
          <table:table-cell table:formula="oooc:=[.I33]^[$globals.$C$17]*[$globals.$C$24]/[.R33]*[.K33]*[.Y33]" office:value-type="float" office:value="11605554.5727635">
            <text:p>11605554.57</text:p>
          </table:table-cell>
          <table:table-cell table:formula="oooc:=[.S33]/[.H33]" office:value-type="float" office:value="15.0661020792904">
            <text:p>15.07</text:p>
          </table:table-cell>
          <table:table-cell table:formula="oooc:=[.I33]/[.J33]" office:value-type="float" office:value="677.974593568067">
            <text:p>677.97</text:p>
          </table:table-cell>
          <table:table-cell table:formula="oooc:=[.$D33]*[$globals.$C$26]/[.$K33]" office:value-type="float" office:value="900">
            <text:p>90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19">
            <text:p>19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20.1190343443354">
            <text:p>20.1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420458.74454695">
            <text:p>3420458.74</text:p>
          </table:table-cell>
          <table:table-cell table:formula="oooc:=[.AA28]/[.M34]" office:value-type="float" office:value="6.31494241362674">
            <text:p>6.31</text:p>
          </table:table-cell>
          <table:table-cell table:formula="oooc:=([.D34]/[.C34])/([.R34]/[.Q34])" office:value-type="float" office:value="0.993496312897439">
            <text:p>0.99</text:p>
          </table:table-cell>
          <table:table-cell/>
          <table:table-cell table:formula="oooc:=[.I34]^[$globals.$C$17]*[$globals.$C$24]/[.R34]*[.K34]*[.Y34]" office:value-type="float" office:value="17949929.2716749">
            <text:p>17949929.27</text:p>
          </table:table-cell>
          <table:table-cell table:formula="oooc:=[.S34]/[.H34]" office:value-type="float" office:value="19.0711805555556">
            <text:p>19.07</text:p>
          </table:table-cell>
          <table:table-cell table:formula="oooc:=[.I34]/[.J34]" office:value-type="float" office:value="858.203125">
            <text:p>858.2</text:p>
          </table:table-cell>
          <table:table-cell table:formula="oooc:=[.$D34]*[$globals.$C$26]/[.$K34]" office:value-type="float" office:value="1140">
            <text:p>114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71.6740598516949">
            <text:p>71.67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71.6740598516949">
            <text:p>71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6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71.6740598516949">
            <text:p>71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516088.3564205">
            <text:p>18516088.36</text:p>
          </table:table-cell>
          <table:table-cell table:formula="oooc:=[.AA36]/[.M38]" office:value-type="float" office:value="34.996592559211">
            <text:p>35</text:p>
          </table:table-cell>
          <table:table-cell table:formula="oooc:=([.D38]/[.C38])/([.R38]/[.Q38])" office:value-type="float" office:value="1.00365368405037">
            <text:p>1</text:p>
          </table:table-cell>
          <table:table-cell/>
          <table:table-cell table:formula="oooc:=[.I38]^[$globals.$C$17]*[$globals.$C$24]/[.R38]*[.K38]*[.Y38]" office:value-type="float" office:value="111050259.197191">
            <text:p>111050259.2</text:p>
          </table:table-cell>
          <table:table-cell table:formula="oooc:=[.S38]/[.H38]" office:value-type="float" office:value="6.03523601971591">
            <text:p>6.04</text:p>
          </table:table-cell>
          <table:table-cell table:formula="oooc:=[.I38]/[.J38]" office:value-type="float" office:value="1086.34248354886">
            <text:p>1086.34</text:p>
          </table:table-cell>
          <table:table-cell table:formula="oooc:=[.$D38]*[$globals.$C$26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6">
            <text:p>7.6</text:p>
          </table:table-cell>
          <table:table-cell table:formula="oooc:=CEILING(([.T39]-[.W39]/2);[.W39])" office:value-type="float" office:value="460">
            <text:p>460</text:p>
          </table:table-cell>
          <table:table-cell table:formula="oooc:=[.F38]" office:value-type="float" office:value="71.6740598516949">
            <text:p>71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8638224.4210749">
            <text:p>28638224.42</text:p>
          </table:table-cell>
          <table:table-cell table:formula="oooc:=[.AA36]/[.M39]" office:value-type="float" office:value="22.6271011244376">
            <text:p>22.63</text:p>
          </table:table-cell>
          <table:table-cell table:formula="oooc:=([.D39]/[.C39])/([.R39]/[.Q39])" office:value-type="float" office:value="1.0051020531163">
            <text:p>1.01</text:p>
          </table:table-cell>
          <table:table-cell/>
          <table:table-cell table:formula="oooc:=[.I39]^[$globals.$C$17]*[$globals.$C$24]/[.R39]*[.K39]*[.Y39]" office:value-type="float" office:value="171757780.784456">
            <text:p>171757780.78</text:p>
          </table:table-cell>
          <table:table-cell table:formula="oooc:=[.S39]/[.H39]" office:value-type="float" office:value="7.63960546806647">
            <text:p>7.64</text:p>
          </table:table-cell>
          <table:table-cell table:formula="oooc:=[.I39]/[.J39]" office:value-type="float" office:value="1375.12898425197">
            <text:p>1375.13</text:p>
          </table:table-cell>
          <table:table-cell table:formula="oooc:=[.$D39]*[$globals.$C$26]/[.$K39]" office:value-type="float" office:value="456">
            <text:p>456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70000000">
            <text:p>270,000,000</text:p>
          </table:table-cell>
          <table:table-cell table:formula="oooc:=CEILING(([.R40]-[.V40]/2);[.V40])" office:value-type="float" office:value="9.7">
            <text:p>9.7</text:p>
          </table:table-cell>
          <table:table-cell table:formula="oooc:=CEILING(([.T40]-[.W40]/2);[.W40])" office:value-type="float" office:value="580">
            <text:p>580</text:p>
          </table:table-cell>
          <table:table-cell table:formula="oooc:=[.F39]" office:value-type="float" office:value="71.6740598516949">
            <text:p>71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4293799.1115958">
            <text:p>44293799.11</text:p>
          </table:table-cell>
          <table:table-cell table:formula="oooc:=[.AA36]/[.M40]" office:value-type="float" office:value="14.6295872785127">
            <text:p>14.63</text:p>
          </table:table-cell>
          <table:table-cell table:formula="oooc:=([.D40]/[.C40])/([.R40]/[.Q40])" office:value-type="float" office:value="0.986901094666341">
            <text:p>0.99</text:p>
          </table:table-cell>
          <table:table-cell/>
          <table:table-cell table:formula="oooc:=[.I40]^[$globals.$C$17]*[$globals.$C$24]/[.R40]*[.K40]*[.Y40]" office:value-type="float" office:value="265652106.291953">
            <text:p>265652106.29</text:p>
          </table:table-cell>
          <table:table-cell table:formula="oooc:=[.S40]/[.H40]" office:value-type="float" office:value="9.67047046992844">
            <text:p>9.67</text:p>
          </table:table-cell>
          <table:table-cell table:formula="oooc:=[.I40]/[.J40]" office:value-type="float" office:value="1740.68468458712">
            <text:p>1740.68</text:p>
          </table:table-cell>
          <table:table-cell table:formula="oooc:=[.$D40]*[$globals.$C$26]/[.$K40]" office:value-type="float" office:value="582">
            <text:p>582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10000000">
            <text:p>41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71.6740598516949">
            <text:p>71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8507761.1967665">
            <text:p>68507761.2</text:p>
          </table:table-cell>
          <table:table-cell table:formula="oooc:=[.AA36]/[.M41]" office:value-type="float" office:value="9.45878231429617">
            <text:p>9.46</text:p>
          </table:table-cell>
          <table:table-cell table:formula="oooc:=([.D41]/[.C41])/([.R41]/[.Q41])" office:value-type="float" office:value="0.982388390004546">
            <text:p>0.98</text:p>
          </table:table-cell>
          <table:table-cell/>
          <table:table-cell table:formula="oooc:=[.I41]^[$globals.$C$17]*[$globals.$C$24]/[.R41]*[.K41]*[.Y41]" office:value-type="float" office:value="410875369.110136">
            <text:p>410875369.11</text:p>
          </table:table-cell>
          <table:table-cell table:formula="oooc:=[.S41]/[.H41]" office:value-type="float" office:value="12.2412079394234">
            <text:p>12.24</text:p>
          </table:table-cell>
          <table:table-cell table:formula="oooc:=[.I41]/[.J41]" office:value-type="float" office:value="2203.41742909622">
            <text:p>2203.42</text:p>
          </table:table-cell>
          <table:table-cell table:formula="oooc:=[.$D41]*[$globals.$C$26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640000000">
            <text:p>64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71.6740598516949">
            <text:p>71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05958699.373893">
            <text:p>105958699.37</text:p>
          </table:table-cell>
          <table:table-cell table:formula="oooc:=[.AA36]/[.M42]" office:value-type="float" office:value="6.11559035576139">
            <text:p>6.12</text:p>
          </table:table-cell>
          <table:table-cell table:formula="oooc:=([.D42]/[.C42])/([.R42]/[.Q42])" office:value-type="float" office:value="0.961207804500411">
            <text:p>0.96</text:p>
          </table:table-cell>
          <table:table-cell/>
          <table:table-cell table:formula="oooc:=[.I42]^[$globals.$C$17]*[$globals.$C$24]/[.R42]*[.K42]*[.Y42]" office:value-type="float" office:value="635487409.822598">
            <text:p>635487409.82</text:p>
          </table:table-cell>
          <table:table-cell table:formula="oooc:=[.S42]/[.H42]" office:value-type="float" office:value="15.4953342013889">
            <text:p>15.5</text:p>
          </table:table-cell>
          <table:table-cell table:formula="oooc:=[.I42]/[.J42]" office:value-type="float" office:value="2789.16015625">
            <text:p>2789.16</text:p>
          </table:table-cell>
          <table:table-cell table:formula="oooc:=[.$D42]*[$globals.$C$26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25.023211162298">
            <text:p>225.02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225.023211162298">
            <text:p>225.02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6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225.023211162298">
            <text:p>225.02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73589914.763983">
            <text:p>573589914.76</text:p>
          </table:table-cell>
          <table:table-cell table:formula="oooc:=[.AA44]/[.M46]" office:value-type="float" office:value="33.8918092867778">
            <text:p>33.89</text:p>
          </table:table-cell>
          <table:table-cell table:formula="oooc:=([.D46]/[.C46])/([.R46]/[.Q46])" office:value-type="float" office:value="1.00816958955804">
            <text:p>1.01</text:p>
          </table:table-cell>
          <table:table-cell/>
          <table:table-cell table:formula="oooc:=[.I46]^[$globals.$C$17]*[$globals.$C$24]/[.R46]*[.K46]*[.Y46]" office:value-type="float" office:value="3549315828.84835">
            <text:p>3549315828.85</text:p>
          </table:table-cell>
          <table:table-cell table:formula="oooc:=[.S46]/[.H46]" office:value-type="float" office:value="5.43171241774432">
            <text:p>5.43</text:p>
          </table:table-cell>
          <table:table-cell table:formula="oooc:=[.I46]/[.J46]" office:value-type="float" office:value="3530.61307153381">
            <text:p>3530.61</text:p>
          </table:table-cell>
          <table:table-cell table:formula="oooc:=[.$D46]*[$globals.$C$26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500000000">
            <text:p>5,500,000,000</text:p>
          </table:table-cell>
          <table:table-cell table:formula="oooc:=CEILING(([.R47]-[.V47]/2);[.V47])" office:value-type="float" office:value="6.9">
            <text:p>6.9</text:p>
          </table:table-cell>
          <table:table-cell table:formula="oooc:=CEILING(([.T47]-[.W47]/2);[.W47])" office:value-type="float" office:value="410">
            <text:p>410</text:p>
          </table:table-cell>
          <table:table-cell table:formula="oooc:=[.F46]" office:value-type="float" office:value="225.023211162298">
            <text:p>225.02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87152641.987698">
            <text:p>887152641.99</text:p>
          </table:table-cell>
          <table:table-cell table:formula="oooc:=[.AA44]/[.M47]" office:value-type="float" office:value="21.9128017884769">
            <text:p>21.91</text:p>
          </table:table-cell>
          <table:table-cell table:formula="oooc:=([.D47]/[.C47])/([.R47]/[.Q47])" office:value-type="float" office:value="1.00164643666597">
            <text:p>1</text:p>
          </table:table-cell>
          <table:table-cell/>
          <table:table-cell table:formula="oooc:=[.I47]^[$globals.$C$17]*[$globals.$C$24]/[.R47]*[.K47]*[.Y47]" office:value-type="float" office:value="5489609970.05537">
            <text:p>5489609970.06</text:p>
          </table:table-cell>
          <table:table-cell table:formula="oooc:=[.S47]/[.H47]" office:value-type="float" office:value="6.87564492125983">
            <text:p>6.88</text:p>
          </table:table-cell>
          <table:table-cell table:formula="oooc:=[.I47]/[.J47]" office:value-type="float" office:value="4469.16919881889">
            <text:p>4469.17</text:p>
          </table:table-cell>
          <table:table-cell table:formula="oooc:=[.$D47]*[$globals.$C$26]/[.$K47]" office:value-type="float" office:value="414">
            <text:p>41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500000000">
            <text:p>8,500,000,000</text:p>
          </table:table-cell>
          <table:table-cell table:formula="oooc:=CEILING(([.R48]-[.V48]/2);[.V48])" office:value-type="float" office:value="8.7">
            <text:p>8.7</text:p>
          </table:table-cell>
          <table:table-cell table:formula="oooc:=CEILING(([.T48]-[.W48]/2);[.W48])" office:value-type="float" office:value="520">
            <text:p>520</text:p>
          </table:table-cell>
          <table:table-cell table:formula="oooc:=[.F47]" office:value-type="float" office:value="225.023211162298">
            <text:p>225.02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372129791.55953">
            <text:p>1372129791.56</text:p>
          </table:table-cell>
          <table:table-cell table:formula="oooc:=[.AA44]/[.M48]" office:value-type="float" office:value="14.1677559364883">
            <text:p>14.17</text:p>
          </table:table-cell>
          <table:table-cell table:formula="oooc:=([.D48]/[.C48])/([.R48]/[.Q48])" office:value-type="float" office:value="0.998501099427795">
            <text:p>1</text:p>
          </table:table-cell>
          <table:table-cell/>
          <table:table-cell table:formula="oooc:=[.I48]^[$globals.$C$17]*[$globals.$C$24]/[.R48]*[.K48]*[.Y48]" office:value-type="float" office:value="8490599055.28597">
            <text:p>8490599055.29</text:p>
          </table:table-cell>
          <table:table-cell table:formula="oooc:=[.S48]/[.H48]" office:value-type="float" office:value="8.7034234229356">
            <text:p>8.7</text:p>
          </table:table-cell>
          <table:table-cell table:formula="oooc:=[.I48]/[.J48]" office:value-type="float" office:value="5657.22522490814">
            <text:p>5657.23</text:p>
          </table:table-cell>
          <table:table-cell table:formula="oooc:=[.$D48]*[$globals.$C$26]/[.$K48]" office:value-type="float" office:value="522">
            <text:p>522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3000000000">
            <text:p>13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225.023211162298">
            <text:p>225.02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2122227986.23116">
            <text:p>2122227986.23</text:p>
          </table:table-cell>
          <table:table-cell table:formula="oooc:=[.AA44]/[.M49]" office:value-type="float" office:value="9.16018454479214">
            <text:p>9.16</text:p>
          </table:table-cell>
          <table:table-cell table:formula="oooc:=([.D49]/[.C49])/([.R49]/[.Q49])" office:value-type="float" office:value="1.00859712230965">
            <text:p>1.01</text:p>
          </table:table-cell>
          <table:table-cell/>
          <table:table-cell table:formula="oooc:=[.I49]^[$globals.$C$17]*[$globals.$C$24]/[.R49]*[.K49]*[.Y49]" office:value-type="float" office:value="13132130098.6518">
            <text:p>13132130098.65</text:p>
          </table:table-cell>
          <table:table-cell table:formula="oooc:=[.S49]/[.H49]" office:value-type="float" office:value="11.0170871454811">
            <text:p>11.02</text:p>
          </table:table-cell>
          <table:table-cell table:formula="oooc:=[.I49]/[.J49]" office:value-type="float" office:value="7161.10664456271">
            <text:p>7161.11</text:p>
          </table:table-cell>
          <table:table-cell table:formula="oooc:=[.$D49]*[$globals.$C$26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20000000000">
            <text:p>20,000,000,000</text:p>
          </table:table-cell>
          <table:table-cell table:formula="oooc:=CEILING(([.R50]-[.V50]/2);[.V50])" office:value-type="float" office:value="14">
            <text:p>14</text:p>
          </table:table-cell>
          <table:table-cell table:formula="oooc:=CEILING(([.T50]-[.W50]/2);[.W50])" office:value-type="float" office:value="840">
            <text:p>840</text:p>
          </table:table-cell>
          <table:table-cell table:formula="oooc:=[.F49]" office:value-type="float" office:value="225.023211162298">
            <text:p>225.02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3282380175.14639">
            <text:p>3282380175.15</text:p>
          </table:table-cell>
          <table:table-cell table:formula="oooc:=[.AA44]/[.M50]" office:value-type="float" office:value="5.92253150539852">
            <text:p>5.92</text:p>
          </table:table-cell>
          <table:table-cell table:formula="oooc:=([.D50]/[.C50])/([.R50]/[.Q50])" office:value-type="float" office:value="1.01949852842757">
            <text:p>1.02</text:p>
          </table:table-cell>
          <table:table-cell/>
          <table:table-cell table:formula="oooc:=[.I50]^[$globals.$C$17]*[$globals.$C$24]/[.R50]*[.K50]*[.Y50]" office:value-type="float" office:value="20311033391.7549">
            <text:p>20311033391.75</text:p>
          </table:table-cell>
          <table:table-cell table:formula="oooc:=[.S50]/[.H50]" office:value-type="float" office:value="13.94580078125">
            <text:p>13.95</text:p>
          </table:table-cell>
          <table:table-cell table:formula="oooc:=[.I50]/[.J50]" office:value-type="float" office:value="9064.7705078125">
            <text:p>9064.77</text:p>
          </table:table-cell>
          <table:table-cell table:formula="oooc:=[.$D50]*[$globals.$C$26]/[.$K50]" office:value-type="float" office:value="840">
            <text:p>84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746.129594906567">
            <text:p>746.13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746.129594906567">
            <text:p>746.13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6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20000000000">
            <text:p>120,000,000,000</text:p>
          </table:table-cell>
          <table:table-cell table:formula="oooc:=CEILING(([.R54]-[.V54]/2);[.V54])" office:value-type="float" office:value="4.8">
            <text:p>4.8</text:p>
          </table:table-cell>
          <table:table-cell table:formula="oooc:=CEILING(([.T54]-[.W54]/2);[.W54])" office:value-type="float" office:value="290">
            <text:p>290</text:p>
          </table:table-cell>
          <table:table-cell table:formula="oooc:=[.F53]" office:value-type="float" office:value="746.129594906567">
            <text:p>746.13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768622831.4453">
            <text:p>17768622831.45</text:p>
          </table:table-cell>
          <table:table-cell table:formula="oooc:=[.AA52]/[.M54]" office:value-type="float" office:value="32.8219021548426">
            <text:p>32.82</text:p>
          </table:table-cell>
          <table:table-cell table:formula="oooc:=([.D54]/[.C54])/([.R54]/[.Q54])" office:value-type="float" office:value="0.97043063047947">
            <text:p>0.97</text:p>
          </table:table-cell>
          <table:table-cell/>
          <table:table-cell table:formula="oooc:=[.I54]^[$globals.$C$17]*[$globals.$C$24]/[.R54]*[.K54]*[.Y54]" office:value-type="float" office:value="115991655981.351">
            <text:p>115991655981.35</text:p>
          </table:table-cell>
          <table:table-cell table:formula="oooc:=[.S54]/[.H54]" office:value-type="float" office:value="4.7810385343687">
            <text:p>4.78</text:p>
          </table:table-cell>
          <table:table-cell table:formula="oooc:=[.I54]/[.J54]" office:value-type="float" office:value="11474.4924824849">
            <text:p>11474.49</text:p>
          </table:table-cell>
          <table:table-cell table:formula="oooc:=[.$D54]*[$globals.$C$26]/[.$K54]" office:value-type="float" office:value="288">
            <text:p>28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80000000000">
            <text:p>180,000,000,000</text:p>
          </table:table-cell>
          <table:table-cell table:formula="oooc:=CEILING(([.R55]-[.V55]/2);[.V55])" office:value-type="float" office:value="6.1">
            <text:p>6.1</text:p>
          </table:table-cell>
          <table:table-cell table:formula="oooc:=CEILING(([.T55]-[.W55]/2);[.W55])" office:value-type="float" office:value="370">
            <text:p>370</text:p>
          </table:table-cell>
          <table:table-cell table:formula="oooc:=[.F54]" office:value-type="float" office:value="746.129594906567">
            <text:p>746.13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7482144095.7272">
            <text:p>27482144095.73</text:p>
          </table:table-cell>
          <table:table-cell table:formula="oooc:=[.AA52]/[.M55]" office:value-type="float" office:value="21.2210516751738">
            <text:p>21.22</text:p>
          </table:table-cell>
          <table:table-cell table:formula="oooc:=([.D55]/[.C55])/([.R55]/[.Q55])" office:value-type="float" office:value="1.00457416719238">
            <text:p>1</text:p>
          </table:table-cell>
          <table:table-cell/>
          <table:table-cell table:formula="oooc:=[.I55]^[$globals.$C$17]*[$globals.$C$24]/[.R55]*[.K55]*[.Y55]" office:value-type="float" office:value="179400476549.044">
            <text:p>179400476549.04</text:p>
          </table:table-cell>
          <table:table-cell table:formula="oooc:=[.S55]/[.H55]" office:value-type="float" office:value="6.05199995673391">
            <text:p>6.05</text:p>
          </table:table-cell>
          <table:table-cell table:formula="oooc:=[.I55]/[.J55]" office:value-type="float" office:value="14524.7998961614">
            <text:p>14524.8</text:p>
          </table:table-cell>
          <table:table-cell table:formula="oooc:=[.$D55]*[$globals.$C$26]/[.$K55]" office:value-type="float" office:value="366">
            <text:p>36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80000000000">
            <text:p>280,000,000,000</text:p>
          </table:table-cell>
          <table:table-cell table:formula="oooc:=CEILING(([.R56]-[.V56]/2);[.V56])" office:value-type="float" office:value="7.7">
            <text:p>7.7</text:p>
          </table:table-cell>
          <table:table-cell table:formula="oooc:=CEILING(([.T56]-[.W56]/2);[.W56])" office:value-type="float" office:value="460">
            <text:p>460</text:p>
          </table:table-cell>
          <table:table-cell table:formula="oooc:=[.F55]" office:value-type="float" office:value="746.129594906567">
            <text:p>746.13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2505727723.6875">
            <text:p>42505727723.69</text:p>
          </table:table-cell>
          <table:table-cell table:formula="oooc:=[.AA52]/[.M56]" office:value-type="float" office:value="13.7205038292991">
            <text:p>13.72</text:p>
          </table:table-cell>
          <table:table-cell table:formula="oooc:=([.D56]/[.C56])/([.R56]/[.Q56])" office:value-type="float" office:value="0.996041746879547">
            <text:p>1</text:p>
          </table:table-cell>
          <table:table-cell/>
          <table:table-cell table:formula="oooc:=[.I56]^[$globals.$C$17]*[$globals.$C$24]/[.R56]*[.K56]*[.Y56]" office:value-type="float" office:value="277472812278.83">
            <text:p>277472812278.83</text:p>
          </table:table-cell>
          <table:table-cell table:formula="oooc:=[.S56]/[.H56]" office:value-type="float" office:value="7.66082582539644">
            <text:p>7.66</text:p>
          </table:table-cell>
          <table:table-cell table:formula="oooc:=[.I56]/[.J56]" office:value-type="float" office:value="18385.9819809515">
            <text:p>18385.98</text:p>
          </table:table-cell>
          <table:table-cell table:formula="oooc:=[.$D56]*[$globals.$C$26]/[.$K56]" office:value-type="float" office:value="462">
            <text:p>46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30000000000">
            <text:p>430,000,000,000</text:p>
          </table:table-cell>
          <table:table-cell table:formula="oooc:=CEILING(([.R57]-[.V57]/2);[.V57])" office:value-type="float" office:value="9.7">
            <text:p>9.7</text:p>
          </table:table-cell>
          <table:table-cell table:formula="oooc:=CEILING(([.T57]-[.W57]/2);[.W57])" office:value-type="float" office:value="580">
            <text:p>580</text:p>
          </table:table-cell>
          <table:table-cell table:formula="oooc:=[.F56]" office:value-type="float" office:value="746.129594906567">
            <text:p>746.13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5742210033.793">
            <text:p>65742210033.79</text:p>
          </table:table-cell>
          <table:table-cell table:formula="oooc:=[.AA52]/[.M57]" office:value-type="float" office:value="8.87101300215223">
            <text:p>8.87</text:p>
          </table:table-cell>
          <table:table-cell table:formula="oooc:=([.D57]/[.C57])/([.R57]/[.Q57])" office:value-type="float" office:value="0.998316611262149">
            <text:p>1</text:p>
          </table:table-cell>
          <table:table-cell/>
          <table:table-cell table:formula="oooc:=[.I57]^[$globals.$C$17]*[$globals.$C$24]/[.R57]*[.K57]*[.Y57]" office:value-type="float" office:value="429158065992.512">
            <text:p>429158065992.51</text:p>
          </table:table-cell>
          <table:table-cell table:formula="oooc:=[.S57]/[.H57]" office:value-type="float" office:value="9.69733191451201">
            <text:p>9.7</text:p>
          </table:table-cell>
          <table:table-cell table:formula="oooc:=[.I57]/[.J57]" office:value-type="float" office:value="23273.5965948288">
            <text:p>23273.6</text:p>
          </table:table-cell>
          <table:table-cell table:formula="oooc:=[.$D57]*[$globals.$C$26]/[.$K57]" office:value-type="float" office:value="582">
            <text:p>582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60000000000">
            <text:p>66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746.129594906567">
            <text:p>746.13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01681312415.662">
            <text:p>101681312415.66</text:p>
          </table:table-cell>
          <table:table-cell table:formula="oooc:=[.AA52]/[.M58]" office:value-type="float" office:value="5.73556719661466">
            <text:p>5.74</text:p>
          </table:table-cell>
          <table:table-cell table:formula="oooc:=([.D58]/[.C58])/([.R58]/[.Q58])" office:value-type="float" office:value="0.983156151069336">
            <text:p>0.98</text:p>
          </table:table-cell>
          <table:table-cell/>
          <table:table-cell table:formula="oooc:=[.I58]^[$globals.$C$17]*[$globals.$C$24]/[.R58]*[.K58]*[.Y58]" office:value-type="float" office:value="663764655332.63">
            <text:p>663764655332.63</text:p>
          </table:table-cell>
          <table:table-cell table:formula="oooc:=[.S58]/[.H58]" office:value-type="float" office:value="12.2752100626628">
            <text:p>12.28</text:p>
          </table:table-cell>
          <table:table-cell table:formula="oooc:=[.I58]/[.J58]" office:value-type="float" office:value="29460.5041503906">
            <text:p>29460.5</text:p>
          </table:table-cell>
          <table:table-cell table:formula="oooc:=[.$D58]*[$globals.$C$26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36" table:default-cell-style-name="Default"/>
        <table:table-column table:style-name="co4" table:default-cell-style-name="Default"/>
        <table:table-column table:style-name="co37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6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6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6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6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6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6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6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6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6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6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6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2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6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6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6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6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6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6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6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6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6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6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6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6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6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6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6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6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6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6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6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6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6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6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6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6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6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6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6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6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6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6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6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6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6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6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6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6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/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6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6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6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6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6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6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/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6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6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6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6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6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6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6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6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6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6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6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/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6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6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6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6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6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6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/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6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6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6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6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6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6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6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6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6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6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6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6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2">07/02/2007</text:date>, <text:time>20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02T20:55:44</dc:date>
    <dc:language>en-US</dc:language>
    <meta:editing-cycles>118</meta:editing-cycles>
    <meta:editing-duration>P2DT14H27M50S</meta:editing-duration>
    <meta:user-defined meta:name="Info 1"/>
    <meta:user-defined meta:name="Info 2"/>
    <meta:user-defined meta:name="Info 3"/>
    <meta:user-defined meta:name="Info 4"/>
    <meta:document-statistic meta:table-count="10" meta:cell-count="579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